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paragraph-rsid="00050b53" style:font-size-asian="12pt" style:font-size-complex="12pt"/>
    </style:style>
    <style:style style:name="P2" style:family="paragraph" style:parent-style-name="Standard">
      <style:text-properties fo:font-size="12pt" officeooo:paragraph-rsid="00050b53" style:font-size-asian="12pt" style:font-size-complex="12pt"/>
    </style:style>
    <style:style style:name="P3" style:family="paragraph" style:parent-style-name="Standard" style:master-page-name="Standard">
      <style:paragraph-properties style:page-number="1"/>
      <style:text-properties fo:font-size="12pt" officeooo:paragraph-rsid="00050b53" style:font-size-asian="12pt" style:font-size-complex="12pt"/>
    </style:style>
    <style:style style:name="P4" style:family="paragraph" style:parent-style-name="Standard">
      <style:text-properties fo:font-size="12pt" officeooo:paragraph-rsid="00050b53" fo:background-color="#ffffff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050b53" style:font-size-asian="14pt" style:font-weight-asian="bold" style:font-size-complex="14pt"/>
    </style:style>
    <style:style style:name="P6" style:family="paragraph" style:parent-style-name="Standard">
      <style:text-properties officeooo:paragraph-rsid="00050b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_printf.c</text:p>
      <text:p text:style-name="P2"/>
      <text:p text:style-name="P2"/>
      <text:p text:style-name="P4">#include "main.h"</text:p>
      <text:p text:style-name="P4"/>
      <text:p text:style-name="P4">void print_buffer(char buffer[], int *buff_ind);</text:p>
      <text:p text:style-name="P4"/>
      <text:p text:style-name="P4">/**</text:p>
      <text:p text:style-name="P4"><text:s/>* _printf - Printf function</text:p>
      <text:p text:style-name="P4"><text:s/>* @format: format.</text:p>
      <text:p text:style-name="P4"><text:s/>* Return: Printed chars.</text:p>
      <text:p text:style-name="P4"><text:s/>*/</text:p>
      <text:p text:style-name="P4">int _printf(const char *format, ...)</text:p>
      <text:p text:style-name="P4">{</text:p>
      <text:p text:style-name="P4"><text:tab/>int i, printed = 0, printed_chars = 0;</text:p>
      <text:p text:style-name="P4"><text:tab/>int flags, width, precision, size, buff_ind = 0;</text:p>
      <text:p text:style-name="P4"><text:tab/>va_list list;</text:p>
      <text:p text:style-name="P4"><text:tab/>char buffer[BUFF_SIZE];</text:p>
      <text:p text:style-name="P4"/>
      <text:p text:style-name="P4"><text:tab/>if (format == NULL)</text:p>
      <text:p text:style-name="P4"><text:tab/><text:tab/>return (-1);</text:p>
      <text:p text:style-name="P4"/>
      <text:p text:style-name="P4"><text:tab/>va_start(list, format);</text:p>
      <text:p text:style-name="P4"/>
      <text:p text:style-name="P4"><text:tab/>for (i = 0; format &amp;&amp; format[i] != '\0'; i++)</text:p>
      <text:p text:style-name="P4"><text:tab/>{</text:p>
      <text:p text:style-name="P4"><text:tab/><text:tab/>if (format[i] != '%')</text:p>
      <text:p text:style-name="P4"><text:tab/><text:tab/>{</text:p>
      <text:p text:style-name="P4"><text:tab/><text:tab/><text:tab/>buffer[buff_ind++] = format[i];</text:p>
      <text:p text:style-name="P4"><text:tab/><text:tab/><text:tab/>if (buff_ind == BUFF_SIZE)</text:p>
      <text:p text:style-name="P4"><text:tab/><text:tab/><text:tab/><text:tab/>print_buffer(buffer, &amp;buff_ind);</text:p>
      <text:p text:style-name="P4"><text:tab/><text:tab/><text:tab/>/* write(1, &amp;format[i], 1);*/</text:p>
      <text:p text:style-name="P4"><text:tab/><text:tab/><text:tab/>printed_chars++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print_buffer(buffer, &amp;buff_ind);</text:p>
      <text:p text:style-name="P4"><text:tab/><text:tab/><text:tab/>flags = get_flags(format, &amp;i);</text:p>
      <text:p text:style-name="P4"><text:tab/><text:tab/><text:tab/>width = get_width(format, &amp;i, list);</text:p>
      <text:p text:style-name="P4"><text:tab/><text:tab/><text:tab/>precision = get_precision(format, &amp;i, list);</text:p>
      <text:p text:style-name="P4"><text:tab/><text:tab/><text:tab/>size = get_size(format, &amp;i);</text:p>
      <text:p text:style-name="P4"><text:tab/><text:tab/><text:tab/>++i;</text:p>
      <text:p text:style-name="P4"><text:tab/><text:tab/><text:tab/>printed = handle_print(format, &amp;i, list, buffer,</text:p>
      <text:p text:style-name="P4"><text:tab/><text:tab/><text:tab/><text:tab/>flags, width, precision, size);</text:p>
      <text:p text:style-name="P4"><text:tab/><text:tab/><text:tab/>if (printed == -1)</text:p>
      <text:p text:style-name="P4"><text:tab/><text:tab/><text:tab/><text:tab/>return (-1);</text:p>
      <text:p text:style-name="P4"><text:tab/><text:tab/><text:tab/>printed_chars += printed;</text:p>
      <text:p text:style-name="P4"><text:tab/><text:tab/>}</text:p>
      <text:p text:style-name="P4"><text:tab/>}</text:p>
      <text:p text:style-name="P4"/>
      <text:p text:style-name="P4"><text:tab/>print_buffer(buffer, &amp;buff_ind);</text:p>
      <text:p text:style-name="P4"><text:soft-page-break/></text:p>
      <text:p text:style-name="P4"><text:tab/>va_end(list);</text:p>
      <text:p text:style-name="P4"/>
      <text:p text:style-name="P4"><text:tab/>return (printed_chars);</text:p>
      <text:p text:style-name="P4">}</text:p>
      <text:p text:style-name="P4"/>
      <text:p text:style-name="P4">/**</text:p>
      <text:p text:style-name="P4"><text:s/>* print_buffer - Prints the contents of the buffer if it exist</text:p>
      <text:p text:style-name="P4"><text:s/>* @buffer: Array of chars</text:p>
      <text:p text:style-name="P4"><text:s/>* @buff_ind: Index at which to add next char, represents the length.</text:p>
      <text:p text:style-name="P4"><text:s/>*/</text:p>
      <text:p text:style-name="P4">void print_buffer(char buffer[], int *buff_ind)</text:p>
      <text:p text:style-name="P4">{</text:p>
      <text:p text:style-name="P4"><text:tab/>if (*buff_ind &gt; 0)</text:p>
      <text:p text:style-name="P4"><text:tab/><text:tab/>write(1, &amp;buffer[0], *buff_ind);</text:p>
      <text:p text:style-name="P4"/>
      <text:p text:style-name="P4"><text:tab/>*buff_ind = 0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functions.c</text:p>
      <text:p text:style-name="P2"/>
      <text:p text:style-name="P2"/>
      <text:p text:style-name="P4">#include "main.h"</text:p>
      <text:p text:style-name="P4"/>
      <text:p text:style-name="P4">/************************* PRINT CHAR *************************/</text:p>
      <text:p text:style-name="P4"/>
      <text:p text:style-name="P4">/**</text:p>
      <text:p text:style-name="P4"><text:s/>* print_char - Prints a char</text:p>
      <text:p text:style-name="P4"><text:s/>* @types: List a of arguments</text:p>
      <text:p text:style-name="P4"><text:s/>* @buffer: Buffer array to handle print</text:p>
      <text:p text:style-name="P4"><text:s/>* @flags: <text:s/>Calculates active flags</text:p>
      <text:p text:style-name="P4"><text:s/>* @width: Width</text:p>
      <text:p text:style-name="P4"><text:s/>* @precision: Precision specification</text:p>
      <text:p text:style-name="P4"><text:s/>* @size: Size specifier</text:p>
      <text:p text:style-name="P4"><text:soft-page-break/><text:s/>* Return: Number of chars printed</text:p>
      <text:p text:style-name="P4"><text:s/>*/</text:p>
      <text:p text:style-name="P4">int print_char(va_list types, char buffer[],</text:p>
      <text:p text:style-name="P4"><text:tab/>int flags, int width, int precision, int size)</text:p>
      <text:p text:style-name="P4">{</text:p>
      <text:p text:style-name="P4"><text:tab/>char c = va_arg(types, int);</text:p>
      <text:p text:style-name="P4"/>
      <text:p text:style-name="P4"><text:tab/>return (handle_write_char(c, buffer, flags, width, precision, size));</text:p>
      <text:p text:style-name="P4">}</text:p>
      <text:p text:style-name="P4">/************************* PRINT A STRING *************************/</text:p>
      <text:p text:style-name="P4">/**</text:p>
      <text:p text:style-name="P4"><text:s/>* print_string - Prints a string</text:p>
      <text:p text:style-name="P4"><text:s/>* @types: List a of arguments</text:p>
      <text:p text:style-name="P4"><text:s/>* @buffer: Buffer array to handle print</text:p>
      <text:p text:style-name="P4"><text:s/>* @flags: <text:s/>Calculates active flags</text:p>
      <text:p text:style-name="P4"><text:s/>* @width: get width.</text:p>
      <text:p text:style-name="P4"><text:s/>* @precision: Precision specification</text:p>
      <text:p text:style-name="P4"><text:s/>* @size: Size specifier</text:p>
      <text:p text:style-name="P4"><text:s/>* Return: Number of chars printed</text:p>
      <text:p text:style-name="P4"><text:s/>*/</text:p>
      <text:p text:style-name="P4">int print_string(va_list types, char buffer[],</text:p>
      <text:p text:style-name="P4"><text:tab/>int flags, int width, int precision, int size)</text:p>
      <text:p text:style-name="P4">{</text:p>
      <text:p text:style-name="P4"><text:tab/>int length = 0, i;</text:p>
      <text:p text:style-name="P4"><text:tab/>char *str = va_arg(types, char *);</text:p>
      <text:p text:style-name="P4"/>
      <text:p text:style-name="P4"><text:tab/>UNUSED(buffer);</text:p>
      <text:p text:style-name="P4"><text:tab/>UNUSED(flags);</text:p>
      <text:p text:style-name="P4"><text:tab/>UNUSED(width);</text:p>
      <text:p text:style-name="P4"><text:tab/>UNUSED(precision);</text:p>
      <text:p text:style-name="P4"><text:tab/>UNUSED(size);</text:p>
      <text:p text:style-name="P4"><text:tab/>if (str == NULL)</text:p>
      <text:p text:style-name="P4"><text:tab/>{</text:p>
      <text:p text:style-name="P4"><text:tab/><text:tab/>str = "(null)";</text:p>
      <text:p text:style-name="P4"><text:tab/><text:tab/>if (precision &gt;= 6)</text:p>
      <text:p text:style-name="P4"><text:tab/><text:tab/><text:tab/>str = " <text:s text:c="5"/>";</text:p>
      <text:p text:style-name="P4"><text:tab/>}</text:p>
      <text:p text:style-name="P4"/>
      <text:p text:style-name="P4"><text:tab/>while (str[length] != '\0')</text:p>
      <text:p text:style-name="P4"><text:tab/><text:tab/>length++;</text:p>
      <text:p text:style-name="P4"/>
      <text:p text:style-name="P4"><text:tab/>if (precision &gt;= 0 &amp;&amp; precision &lt; length)</text:p>
      <text:p text:style-name="P4"><text:tab/><text:tab/>length = precision;</text:p>
      <text:p text:style-name="P4"/>
      <text:p text:style-name="P4"><text:tab/>if (width &gt; length)</text:p>
      <text:p text:style-name="P4"><text:tab/>{</text:p>
      <text:p text:style-name="P4"><text:tab/><text:tab/>if (flags &amp; F_MINUS)</text:p>
      <text:p text:style-name="P4"><text:tab/><text:tab/>{</text:p>
      <text:p text:style-name="P4"><text:tab/><text:tab/><text:tab/>write(1, &amp;str[0], length);</text:p>
      <text:p text:style-name="P4"><text:tab/><text:tab/><text:tab/>for (i = width - length; i &gt; 0; i--)</text:p>
      <text:p text:style-name="P4"><text:tab/><text:tab/><text:tab/><text:tab/>write(1, " ", 1);</text:p>
      <text:p text:style-name="P4"><text:tab/><text:tab/><text:tab/>return (width);</text:p>
      <text:p text:style-name="P4"><text:soft-page-break/><text:tab/><text:tab/>}</text:p>
      <text:p text:style-name="P4"><text:tab/><text:tab/>else</text:p>
      <text:p text:style-name="P4"><text:tab/><text:tab/>{</text:p>
      <text:p text:style-name="P4"><text:tab/><text:tab/><text:tab/>for (i = width - length; i &gt; 0; i--)</text:p>
      <text:p text:style-name="P4"><text:tab/><text:tab/><text:tab/><text:tab/>write(1, " ", 1);</text:p>
      <text:p text:style-name="P4"><text:tab/><text:tab/><text:tab/>write(1, &amp;str[0], length);</text:p>
      <text:p text:style-name="P4"><text:tab/><text:tab/><text:tab/>return (width);</text:p>
      <text:p text:style-name="P4"><text:tab/><text:tab/>}</text:p>
      <text:p text:style-name="P4"><text:tab/>}</text:p>
      <text:p text:style-name="P4"/>
      <text:p text:style-name="P4"><text:tab/>return (write(1, str, length));</text:p>
      <text:p text:style-name="P4">}</text:p>
      <text:p text:style-name="P4">/************************* PRINT PERCENT SIGN *************************/</text:p>
      <text:p text:style-name="P4">/**</text:p>
      <text:p text:style-name="P4"><text:s/>* print_percent - Prints a percent sign</text:p>
      <text:p text:style-name="P4"><text:s/>* @types: Lista of arguments</text:p>
      <text:p text:style-name="P4"><text:s/>* @buffer: Buffer array to handle print</text:p>
      <text:p text:style-name="P4"><text:s/>* @flags: <text:s/>Calculates active flags</text:p>
      <text:p text:style-name="P4"><text:s/>* @width: get width.</text:p>
      <text:p text:style-name="P4"><text:s/>* @precision: Precision specification</text:p>
      <text:p text:style-name="P4"><text:s/>* @size: Size specifier</text:p>
      <text:p text:style-name="P4"><text:s/>* Return: Number of chars printed</text:p>
      <text:p text:style-name="P4"><text:s/>*/</text:p>
      <text:p text:style-name="P4">int print_percent(va_list types, char buffer[],</text:p>
      <text:p text:style-name="P4"><text:tab/>int flags, int width, int precision, int size)</text:p>
      <text:p text:style-name="P4">{</text:p>
      <text:p text:style-name="P4"><text:tab/>UNUSED(types);</text:p>
      <text:p text:style-name="P4"><text:tab/>UNUSED(buffer);</text:p>
      <text:p text:style-name="P4"><text:tab/>UNUSED(flags);</text:p>
      <text:p text:style-name="P4"><text:tab/>UNUSED(width);</text:p>
      <text:p text:style-name="P4"><text:tab/>UNUSED(precision);</text:p>
      <text:p text:style-name="P4"><text:tab/>UNUSED(size);</text:p>
      <text:p text:style-name="P4"><text:tab/>return (write(1, "%%", 1));</text:p>
      <text:p text:style-name="P4">}</text:p>
      <text:p text:style-name="P4"/>
      <text:p text:style-name="P4">/************************* PRINT INT *************************/</text:p>
      <text:p text:style-name="P4">/**</text:p>
      <text:p text:style-name="P4"><text:s/>* print_int - Print int</text:p>
      <text:p text:style-name="P4"><text:s/>* @types: Lista of arguments</text:p>
      <text:p text:style-name="P4"><text:s/>* @buffer: Buffer array to handle print</text:p>
      <text:p text:style-name="P4"><text:s/>* @flags: <text:s/>Calculates active flags</text:p>
      <text:p text:style-name="P4"><text:s/>* @width: get width.</text:p>
      <text:p text:style-name="P4"><text:s/>* @precision: Precision specification</text:p>
      <text:p text:style-name="P4"><text:s/>* @size: Size specifier</text:p>
      <text:p text:style-name="P4"><text:s/>* Return: Number of chars printed</text:p>
      <text:p text:style-name="P4"><text:s/>*/</text:p>
      <text:p text:style-name="P4">int print_int(va_list types, char buffer[],</text:p>
      <text:p text:style-name="P4"><text:tab/>int flags, int width, int precision, int size)</text:p>
      <text:p text:style-name="P4">{</text:p>
      <text:p text:style-name="P4"><text:tab/>int i = BUFF_SIZE - 2;</text:p>
      <text:p text:style-name="P4"><text:tab/>int is_negative = 0;</text:p>
      <text:p text:style-name="P4"><text:tab/>long int n = va_arg(types, long int);</text:p>
      <text:p text:style-name="P4"><text:soft-page-break/><text:tab/>unsigned long int num;</text:p>
      <text:p text:style-name="P4"/>
      <text:p text:style-name="P4"><text:tab/>n = convert_size_number(n, size);</text:p>
      <text:p text:style-name="P4"/>
      <text:p text:style-name="P4"><text:tab/>if (n == 0)</text:p>
      <text:p text:style-name="P4"><text:tab/><text:tab/>buffer[i--] = '0';</text:p>
      <text:p text:style-name="P4"/>
      <text:p text:style-name="P4"><text:tab/>buffer[BUFF_SIZE - 1] = '\0';</text:p>
      <text:p text:style-name="P4"><text:tab/>num = (unsigned long int)n;</text:p>
      <text:p text:style-name="P4"/>
      <text:p text:style-name="P4"><text:tab/>if (n &lt; 0)</text:p>
      <text:p text:style-name="P4"><text:tab/>{</text:p>
      <text:p text:style-name="P4"><text:tab/><text:tab/>num = (unsigned long int)((-1) * n);</text:p>
      <text:p text:style-name="P4"><text:tab/><text:tab/>is_negative = 1;</text:p>
      <text:p text:style-name="P4"><text:tab/>}</text:p>
      <text:p text:style-name="P4"/>
      <text:p text:style-name="P4"><text:tab/>while (num &gt; 0)</text:p>
      <text:p text:style-name="P4"><text:tab/>{</text:p>
      <text:p text:style-name="P4"><text:tab/><text:tab/>buffer[i--] = (num % 10) + '0';</text:p>
      <text:p text:style-name="P4"><text:tab/><text:tab/>num /= 10;</text:p>
      <text:p text:style-name="P4"><text:tab/>}</text:p>
      <text:p text:style-name="P4"/>
      <text:p text:style-name="P4"><text:tab/>i++;</text:p>
      <text:p text:style-name="P4"/>
      <text:p text:style-name="P4"><text:tab/>return (write_number(is_negative, i, buffer, flags, width, precision, size));</text:p>
      <text:p text:style-name="P4">}</text:p>
      <text:p text:style-name="P4"/>
      <text:p text:style-name="P4">/************************* PRINT BINARY *************************/</text:p>
      <text:p text:style-name="P4">/**</text:p>
      <text:p text:style-name="P4"><text:s/>* print_binary - Prints an unsigned number</text:p>
      <text:p text:style-name="P4"><text:s/>* @types: Lista of arguments</text:p>
      <text:p text:style-name="P4"><text:s/>* @buffer: Buffer array to handle print</text:p>
      <text:p text:style-name="P4"><text:s/>* @flags: <text:s/>Calculates active flags</text:p>
      <text:p text:style-name="P4"><text:s/>* @width: get width.</text:p>
      <text:p text:style-name="P4"><text:s/>* @precision: Precision specification</text:p>
      <text:p text:style-name="P4"><text:s/>* @size: Size specifier</text:p>
      <text:p text:style-name="P4"><text:s/>* Return: Numbers of char printed.</text:p>
      <text:p text:style-name="P4"><text:s/>*/</text:p>
      <text:p text:style-name="P4">int print_binary(va_list types, char buffer[],</text:p>
      <text:p text:style-name="P4"><text:tab/>int flags, int width, int precision, int size)</text:p>
      <text:p text:style-name="P4">{</text:p>
      <text:p text:style-name="P4"><text:tab/>unsigned int n, m, i, sum;</text:p>
      <text:p text:style-name="P4"><text:tab/>unsigned int a[32];</text:p>
      <text:p text:style-name="P4"><text:tab/>int count;</text:p>
      <text:p text:style-name="P4"/>
      <text:p text:style-name="P4"><text:tab/>UNUSED(buffer);</text:p>
      <text:p text:style-name="P4"><text:tab/>UNUSED(flags);</text:p>
      <text:p text:style-name="P4"><text:tab/>UNUSED(width);</text:p>
      <text:p text:style-name="P4"><text:tab/>UNUSED(precision);</text:p>
      <text:p text:style-name="P4"><text:tab/>UNUSED(size);</text:p>
      <text:p text:style-name="P4"/>
      <text:p text:style-name="P4"><text:tab/>n = va_arg(types, unsigned int);</text:p>
      <text:p text:style-name="P4"><text:soft-page-break/><text:tab/>m = 2147483648; /* (2 ^ 31) */</text:p>
      <text:p text:style-name="P4"><text:tab/>a[0] = n / m;</text:p>
      <text:p text:style-name="P4"><text:tab/>for (i = 1; i &lt; 32; i++)</text:p>
      <text:p text:style-name="P4"><text:tab/>{</text:p>
      <text:p text:style-name="P4"><text:tab/><text:tab/>m /= 2;</text:p>
      <text:p text:style-name="P4"><text:tab/><text:tab/>a[i] = (n / m) % 2;</text:p>
      <text:p text:style-name="P4"><text:tab/>}</text:p>
      <text:p text:style-name="P4"><text:tab/>for (i = 0, sum = 0, count = 0; i &lt; 32; i++)</text:p>
      <text:p text:style-name="P4"><text:tab/>{</text:p>
      <text:p text:style-name="P4"><text:tab/><text:tab/>sum += a[i];</text:p>
      <text:p text:style-name="P4"><text:tab/><text:tab/>if (sum || i == 31)</text:p>
      <text:p text:style-name="P4"><text:tab/><text:tab/>{</text:p>
      <text:p text:style-name="P4"><text:tab/><text:tab/><text:tab/>char z = '0' + a[i];</text:p>
      <text:p text:style-name="P4"/>
      <text:p text:style-name="P4"><text:tab/><text:tab/><text:tab/>write(1, &amp;z, 1);</text:p>
      <text:p text:style-name="P4"><text:tab/><text:tab/><text:tab/>count++;</text:p>
      <text:p text:style-name="P4"><text:tab/><text:tab/>}</text:p>
      <text:p text:style-name="P4"><text:tab/>}</text:p>
      <text:p text:style-name="P4"><text:tab/>return (count)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functions1.c</text:p>
      <text:p text:style-name="P2"/>
      <text:p text:style-name="P2"/>
      <text:p text:style-name="P4">#include "main.h"</text:p>
      <text:p text:style-name="P4"/>
      <text:p text:style-name="P4"><text:soft-page-break/>/************************* PRINT UNSIGNED NUMBER *************************/</text:p>
      <text:p text:style-name="P4">/**</text:p>
      <text:p text:style-name="P4"><text:s/>* print_unsigned - Prints an unsigned number</text:p>
      <text:p text:style-name="P4"><text:s/>* @types: List a of arguments</text:p>
      <text:p text:style-name="P4"><text:s/>* @buffer: Buffer array to handle print</text:p>
      <text:p text:style-name="P4"><text:s/>* @flags: <text:s/>Calculates active flags</text:p>
      <text:p text:style-name="P4"><text:s/>* @width: get width</text:p>
      <text:p text:style-name="P4"><text:s/>* @precision: Precision specification</text:p>
      <text:p text:style-name="P4"><text:s/>* @size: Size specifier</text:p>
      <text:p text:style-name="P4"><text:s/>* Return: Number of chars printed.</text:p>
      <text:p text:style-name="P4"><text:s/>*/</text:p>
      <text:p text:style-name="P4">int print_unsigned(va_list types, char buffer[],</text:p>
      <text:p text:style-name="P4"><text:tab/>int flags, int width, int precision, int size)</text:p>
      <text:p text:style-name="P4">{</text:p>
      <text:p text:style-name="P4"><text:tab/>int i = BUFF_SIZE - 2;</text:p>
      <text:p text:style-name="P4"><text:tab/>unsigned long int num = va_arg(types, unsigned long int);</text:p>
      <text:p text:style-name="P4"/>
      <text:p text:style-name="P4"><text:tab/>num = convert_size_unsgnd(num, size);</text:p>
      <text:p text:style-name="P4"/>
      <text:p text:style-name="P4"><text:tab/>if (num == 0)</text:p>
      <text:p text:style-name="P4"><text:tab/><text:tab/>buffer[i--] = '0';</text:p>
      <text:p text:style-name="P4"/>
      <text:p text:style-name="P4"><text:tab/>buffer[BUFF_SIZE - 1] = '\0';</text:p>
      <text:p text:style-name="P4"/>
      <text:p text:style-name="P4"><text:tab/>while (num &gt; 0)</text:p>
      <text:p text:style-name="P4"><text:tab/>{</text:p>
      <text:p text:style-name="P4"><text:tab/><text:tab/>buffer[i--] = (num % 10) + '0';</text:p>
      <text:p text:style-name="P4"><text:tab/><text:tab/>num /= 10;</text:p>
      <text:p text:style-name="P4"><text:tab/>}</text:p>
      <text:p text:style-name="P4"/>
      <text:p text:style-name="P4"><text:tab/>i++;</text:p>
      <text:p text:style-name="P4"/>
      <text:p text:style-name="P4"><text:tab/>return (write_unsgnd(0, i, buffer, flags, width, precision, size));</text:p>
      <text:p text:style-name="P4">}</text:p>
      <text:p text:style-name="P4"/>
      <text:p text:style-name="P4">/************* PRINT UNSIGNED NUMBER IN OCTAL <text:s/>****************/</text:p>
      <text:p text:style-name="P4">/**</text:p>
      <text:p text:style-name="P4"><text:s/>* print_octal - Prints an unsigned number in octal notation</text:p>
      <text:p text:style-name="P4"><text:s/>* @types: Lista of arguments</text:p>
      <text:p text:style-name="P4"><text:s/>* @buffer: Buffer array to handle print</text:p>
      <text:p text:style-name="P4"><text:s/>* @flags: <text:s/>Calculates active flags</text:p>
      <text:p text:style-name="P4"><text:s/>* @width: get width</text:p>
      <text:p text:style-name="P4"><text:s/>* @precision: Precision specification</text:p>
      <text:p text:style-name="P4"><text:s/>* @size: Size specifier</text:p>
      <text:p text:style-name="P4"><text:s/>* Return: Number of chars printed</text:p>
      <text:p text:style-name="P4"><text:s/>*/</text:p>
      <text:p text:style-name="P4">int print_octal(va_list types, char buffer[],</text:p>
      <text:p text:style-name="P4"><text:tab/>int flags, int width, int precision, int size)</text:p>
      <text:p text:style-name="P4">{</text:p>
      <text:p text:style-name="P4"/>
      <text:p text:style-name="P4"><text:tab/>int i = BUFF_SIZE - 2;</text:p>
      <text:p text:style-name="P4"><text:tab/>unsigned long int num = va_arg(types, unsigned long int);</text:p>
      <text:p text:style-name="P4"><text:soft-page-break/><text:tab/>unsigned long int init_num = num;</text:p>
      <text:p text:style-name="P4"/>
      <text:p text:style-name="P4"><text:tab/>UNUSED(width);</text:p>
      <text:p text:style-name="P4"/>
      <text:p text:style-name="P4"><text:tab/>num = convert_size_unsgnd(num, size);</text:p>
      <text:p text:style-name="P4"/>
      <text:p text:style-name="P4"><text:tab/>if (num == 0)</text:p>
      <text:p text:style-name="P4"><text:tab/><text:tab/>buffer[i--] = '0';</text:p>
      <text:p text:style-name="P4"/>
      <text:p text:style-name="P4"><text:tab/>buffer[BUFF_SIZE - 1] = '\0';</text:p>
      <text:p text:style-name="P4"/>
      <text:p text:style-name="P4"><text:tab/>while (num &gt; 0)</text:p>
      <text:p text:style-name="P4"><text:tab/>{</text:p>
      <text:p text:style-name="P4"><text:tab/><text:tab/>buffer[i--] = (num % 8) + '0';</text:p>
      <text:p text:style-name="P4"><text:tab/><text:tab/>num /= 8;</text:p>
      <text:p text:style-name="P4"><text:tab/>}</text:p>
      <text:p text:style-name="P4"/>
      <text:p text:style-name="P4"><text:tab/>if (flags &amp; F_HASH &amp;&amp; init_num != 0)</text:p>
      <text:p text:style-name="P4"><text:tab/><text:tab/>buffer[i--] = '0';</text:p>
      <text:p text:style-name="P4"/>
      <text:p text:style-name="P4"><text:tab/>i++;</text:p>
      <text:p text:style-name="P4"/>
      <text:p text:style-name="P4"><text:tab/>return (write_unsgnd(0, i, buffer, flags, width, precision, size));</text:p>
      <text:p text:style-name="P4">}</text:p>
      <text:p text:style-name="P4"/>
      <text:p text:style-name="P4">/************** PRINT UNSIGNED NUMBER IN HEXADECIMAL **************/</text:p>
      <text:p text:style-name="P4">/**</text:p>
      <text:p text:style-name="P4"><text:s/>* print_hexadecimal - Prints an unsigned number in hexadecimal notation</text:p>
      <text:p text:style-name="P4"><text:s/>* @types: Lista of arguments</text:p>
      <text:p text:style-name="P4"><text:s/>* @buffer: Buffer array to handle print</text:p>
      <text:p text:style-name="P4"><text:s/>* @flags: <text:s/>Calculates active flags</text:p>
      <text:p text:style-name="P4"><text:s/>* @width: get width</text:p>
      <text:p text:style-name="P4"><text:s/>* @precision: Precision specification</text:p>
      <text:p text:style-name="P4"><text:s/>* @size: Size specifier</text:p>
      <text:p text:style-name="P4"><text:s/>* Return: Number of chars printed</text:p>
      <text:p text:style-name="P4"><text:s/>*/</text:p>
      <text:p text:style-name="P4">int print_hexadecimal(va_list types, char buffer[],</text:p>
      <text:p text:style-name="P4"><text:tab/>int flags, int width, int precision, int size)</text:p>
      <text:p text:style-name="P4">{</text:p>
      <text:p text:style-name="P4"><text:tab/>return (print_hexa(types, "0123456789abcdef", buffer,</text:p>
      <text:p text:style-name="P4"><text:tab/><text:tab/>flags, 'x', width, precision, size));</text:p>
      <text:p text:style-name="P4">}</text:p>
      <text:p text:style-name="P4"/>
      <text:p text:style-name="P4">/************* PRINT UNSIGNED NUMBER IN UPPER HEXADECIMAL **************/</text:p>
      <text:p text:style-name="P4">/**</text:p>
      <text:p text:style-name="P4"><text:s/>* print_hexa_upper - Prints an unsigned number in upper hexadecimal notation</text:p>
      <text:p text:style-name="P4"><text:s/>* @types: Lista of arguments</text:p>
      <text:p text:style-name="P4"><text:s/>* @buffer: Buffer array to handle print</text:p>
      <text:p text:style-name="P4"><text:s/>* @flags: <text:s/>Calculates active flags</text:p>
      <text:p text:style-name="P4"><text:s/>* @width: get width</text:p>
      <text:p text:style-name="P4"><text:s/>* @precision: Precision specification</text:p>
      <text:p text:style-name="P4"><text:s/>* @size: Size specifier</text:p>
      <text:p text:style-name="P4"><text:soft-page-break/><text:s/>* Return: Number of chars printed</text:p>
      <text:p text:style-name="P4"><text:s/>*/</text:p>
      <text:p text:style-name="P4">int print_hexa_upper(va_list types, char buffer[],</text:p>
      <text:p text:style-name="P4"><text:tab/>int flags, int width, int precision, int size)</text:p>
      <text:p text:style-name="P4">{</text:p>
      <text:p text:style-name="P4"><text:tab/>return (print_hexa(types, "0123456789ABCDEF", buffer,</text:p>
      <text:p text:style-name="P4"><text:tab/><text:tab/>flags, 'X', width, precision, size));</text:p>
      <text:p text:style-name="P4">}</text:p>
      <text:p text:style-name="P4"/>
      <text:p text:style-name="P4">/************** PRINT HEXX NUM IN LOWER OR UPPER **************/</text:p>
      <text:p text:style-name="P4">/**</text:p>
      <text:p text:style-name="P4"><text:s/>* print_hexa - Prints a hexadecimal number in lower or upper</text:p>
      <text:p text:style-name="P4"><text:s/>* @types: Lista of arguments</text:p>
      <text:p text:style-name="P4"><text:s/>* @map_to: Array of values to map the number to</text:p>
      <text:p text:style-name="P4"><text:s/>* @buffer: Buffer array to handle print</text:p>
      <text:p text:style-name="P4"><text:s/>* @flags: <text:s/>Calculates active flags</text:p>
      <text:p text:style-name="P4"><text:s/>* @flag_ch: Calculates active flags</text:p>
      <text:p text:style-name="P4"><text:s/>* @width: get width</text:p>
      <text:p text:style-name="P4"><text:s/>* @precision: Precision specification</text:p>
      <text:p text:style-name="P4"><text:s/>* @size: Size specifier</text:p>
      <text:p text:style-name="P4"><text:s/>* @size: Size specification</text:p>
      <text:p text:style-name="P4"><text:s/>* Return: Number of chars printed</text:p>
      <text:p text:style-name="P4"><text:s/>*/</text:p>
      <text:p text:style-name="P4">int print_hexa(va_list types, char map_to[], char buffer[],</text:p>
      <text:p text:style-name="P4"><text:tab/>int flags, char flag_ch, int width, int precision, int size)</text:p>
      <text:p text:style-name="P4">{</text:p>
      <text:p text:style-name="P4"><text:tab/>int i = BUFF_SIZE - 2;</text:p>
      <text:p text:style-name="P4"><text:tab/>unsigned long int num = va_arg(types, unsigned long int);</text:p>
      <text:p text:style-name="P4"><text:tab/>unsigned long int init_num = num;</text:p>
      <text:p text:style-name="P4"/>
      <text:p text:style-name="P4"><text:tab/>UNUSED(width);</text:p>
      <text:p text:style-name="P4"/>
      <text:p text:style-name="P4"><text:tab/>num = convert_size_unsgnd(num, size);</text:p>
      <text:p text:style-name="P4"/>
      <text:p text:style-name="P4"><text:tab/>if (num == 0)</text:p>
      <text:p text:style-name="P4"><text:tab/><text:tab/>buffer[i--] = '0';</text:p>
      <text:p text:style-name="P4"/>
      <text:p text:style-name="P4"><text:tab/>buffer[BUFF_SIZE - 1] = '\0';</text:p>
      <text:p text:style-name="P4"/>
      <text:p text:style-name="P4"><text:tab/>while (num &gt; 0)</text:p>
      <text:p text:style-name="P4"><text:tab/>{</text:p>
      <text:p text:style-name="P4"><text:tab/><text:tab/>buffer[i--] = map_to[num % 16];</text:p>
      <text:p text:style-name="P4"><text:tab/><text:tab/>num /= 16;</text:p>
      <text:p text:style-name="P4"><text:tab/>}</text:p>
      <text:p text:style-name="P4"/>
      <text:p text:style-name="P4"><text:tab/>if (flags &amp; F_HASH &amp;&amp; init_num != 0)</text:p>
      <text:p text:style-name="P4"><text:tab/>{</text:p>
      <text:p text:style-name="P4"><text:tab/><text:tab/>buffer[i--] = flag_ch;</text:p>
      <text:p text:style-name="P4"><text:tab/><text:tab/>buffer[i--] = '0';</text:p>
      <text:p text:style-name="P4"><text:tab/>}</text:p>
      <text:p text:style-name="P4"/>
      <text:p text:style-name="P4"><text:tab/>i++;</text:p>
      <text:p text:style-name="P4"><text:soft-page-break/></text:p>
      <text:p text:style-name="P4"><text:tab/>return (write_unsgnd(0, i, buffer, flags, width, precision, size))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unctions2.c</text:p>
      <text:p text:style-name="P2"/>
      <text:p text:style-name="P2"/>
      <text:p text:style-name="P4">#include "main.h"</text:p>
      <text:p text:style-name="P4"/>
      <text:p text:style-name="P4">/****************** PRINT POINTER ******************/</text:p>
      <text:p text:style-name="P4">/**</text:p>
      <text:p text:style-name="P4"><text:s/>* print_pointer - Prints the value of a pointer variable</text:p>
      <text:p text:style-name="P4"><text:s/>* @types: List a of arguments</text:p>
      <text:p text:style-name="P4"><text:s/>* @buffer: Buffer array to handle print</text:p>
      <text:p text:style-name="P4"><text:s/>* @flags: <text:s/>Calculates active flags</text:p>
      <text:p text:style-name="P4"><text:s/>* @width: get width</text:p>
      <text:p text:style-name="P4"><text:s/>* @precision: Precision specification</text:p>
      <text:p text:style-name="P4"><text:s/>* @size: Size specifier</text:p>
      <text:p text:style-name="P4"><text:s/>* Return: Number of chars printed.</text:p>
      <text:p text:style-name="P4"><text:s/>*/</text:p>
      <text:p text:style-name="P4">int print_pointer(va_list types, char buffer[],</text:p>
      <text:p text:style-name="P4"><text:tab/>int flags, int width, int precision, int size)</text:p>
      <text:p text:style-name="P4">{</text:p>
      <text:p text:style-name="P4"><text:tab/>char extra_c = 0, padd = ' ';</text:p>
      <text:p text:style-name="P4"><text:tab/>int ind = BUFF_SIZE - 2, length = 2, padd_start = 1; /* length=2, for '0x' */</text:p>
      <text:p text:style-name="P4"><text:tab/>unsigned long num_addrs;</text:p>
      <text:p text:style-name="P4"><text:tab/>char map_to[] = "0123456789abcdef";</text:p>
      <text:p text:style-name="P4"><text:tab/>void *addrs = va_arg(types, void *);</text:p>
      <text:p text:style-name="P4"/>
      <text:p text:style-name="P4"><text:tab/>UNUSED(width);</text:p>
      <text:p text:style-name="P4"><text:tab/>UNUSED(size);</text:p>
      <text:p text:style-name="P4"/>
      <text:p text:style-name="P4"><text:tab/>if (addrs == NULL)</text:p>
      <text:p text:style-name="P4"><text:tab/><text:tab/>return (write(1, "(nil)", 5));</text:p>
      <text:p text:style-name="P4"/>
      <text:p text:style-name="P4"><text:tab/>buffer[BUFF_SIZE - 1] = '\0';</text:p>
      <text:p text:style-name="P4"><text:tab/>UNUSED(precision);</text:p>
      <text:p text:style-name="P4"/>
      <text:p text:style-name="P4"><text:tab/>num_addrs = (unsigned long)addrs;</text:p>
      <text:p text:style-name="P4"/>
      <text:p text:style-name="P4"><text:tab/>while (num_addrs &gt; 0)</text:p>
      <text:p text:style-name="P4"><text:tab/>{</text:p>
      <text:p text:style-name="P4"><text:tab/><text:tab/>buffer[ind--] = map_to[num_addrs % 16];</text:p>
      <text:p text:style-name="P4"><text:tab/><text:tab/>num_addrs /= 16;</text:p>
      <text:p text:style-name="P4"><text:tab/><text:tab/>length++;</text:p>
      <text:p text:style-name="P4"><text:tab/>}</text:p>
      <text:p text:style-name="P4"/>
      <text:p text:style-name="P4"><text:tab/>if ((flags &amp; F_ZERO) &amp;&amp; !(flags &amp; F_MINUS))</text:p>
      <text:p text:style-name="P4"><text:tab/><text:tab/>padd = '0';</text:p>
      <text:p text:style-name="P4"><text:tab/>if (flags &amp; F_PLUS)</text:p>
      <text:p text:style-name="P4"><text:tab/><text:tab/>extra_c = '+', length++;</text:p>
      <text:p text:style-name="P4"><text:tab/>else if (flags &amp; F_SPACE)</text:p>
      <text:p text:style-name="P4"><text:tab/><text:tab/>extra_c = ' ', length++;</text:p>
      <text:p text:style-name="P4"/>
      <text:p text:style-name="P4"><text:tab/>ind++;</text:p>
      <text:p text:style-name="P4"/>
      <text:p text:style-name="P4"><text:soft-page-break/><text:tab/>/*return (write(1, &amp;buffer[i], BUFF_SIZE - i - 1));*/</text:p>
      <text:p text:style-name="P4"><text:tab/>return (write_pointer(buffer, ind, length,</text:p>
      <text:p text:style-name="P4"><text:tab/><text:tab/>width, flags, padd, extra_c, padd_start));</text:p>
      <text:p text:style-name="P4">}</text:p>
      <text:p text:style-name="P4"/>
      <text:p text:style-name="P4">/************************* PRINT NON PRINTABLE *************************/</text:p>
      <text:p text:style-name="P4">/**</text:p>
      <text:p text:style-name="P4"><text:s/>* print_non_printable - Prints ascii codes in hexa of non printable chars</text:p>
      <text:p text:style-name="P4"><text:s/>* @types: Lista of arguments</text:p>
      <text:p text:style-name="P4"><text:s/>* @buffer: Buffer array to handle print</text:p>
      <text:p text:style-name="P4"><text:s/>* @flags: <text:s/>Calculates active flags</text:p>
      <text:p text:style-name="P4"><text:s/>* @width: get width</text:p>
      <text:p text:style-name="P4"><text:s/>* @precision: Precision specification</text:p>
      <text:p text:style-name="P4"><text:s/>* @size: Size specifier</text:p>
      <text:p text:style-name="P4"><text:s/>* Return: Number of chars printed</text:p>
      <text:p text:style-name="P4"><text:s/>*/</text:p>
      <text:p text:style-name="P4">int print_non_printable(va_list types, char buffer[],</text:p>
      <text:p text:style-name="P4"><text:tab/>int flags, int width, int precision, int size)</text:p>
      <text:p text:style-name="P4">{</text:p>
      <text:p text:style-name="P4"><text:tab/>int i = 0, offset = 0;</text:p>
      <text:p text:style-name="P4"><text:tab/>char *str = va_arg(types, char *);</text:p>
      <text:p text:style-name="P4"/>
      <text:p text:style-name="P4"><text:tab/>UNUSED(flags);</text:p>
      <text:p text:style-name="P4"><text:tab/>UNUSED(width);</text:p>
      <text:p text:style-name="P4"><text:tab/>UNUSED(precision);</text:p>
      <text:p text:style-name="P4"><text:tab/>UNUSED(size);</text:p>
      <text:p text:style-name="P4"/>
      <text:p text:style-name="P4"><text:tab/>if (str == NULL)</text:p>
      <text:p text:style-name="P4"><text:tab/><text:tab/>return (write(1, "(null)", 6));</text:p>
      <text:p text:style-name="P4"/>
      <text:p text:style-name="P4"><text:tab/>while (str[i] != '\0')</text:p>
      <text:p text:style-name="P4"><text:tab/>{</text:p>
      <text:p text:style-name="P4"><text:tab/><text:tab/>if (is_printable(str[i]))</text:p>
      <text:p text:style-name="P4"><text:tab/><text:tab/><text:tab/>buffer[i + offset] = str[i];</text:p>
      <text:p text:style-name="P4"><text:tab/><text:tab/>else</text:p>
      <text:p text:style-name="P4"><text:tab/><text:tab/><text:tab/>offset += append_hexa_code(str[i], buffer, i + offset);</text:p>
      <text:p text:style-name="P4"/>
      <text:p text:style-name="P4"><text:tab/><text:tab/>i++;</text:p>
      <text:p text:style-name="P4"><text:tab/>}</text:p>
      <text:p text:style-name="P4"/>
      <text:p text:style-name="P4"><text:tab/>buffer[i + offset] = '\0';</text:p>
      <text:p text:style-name="P4"/>
      <text:p text:style-name="P4"><text:tab/>return (write(1, buffer, i + offset));</text:p>
      <text:p text:style-name="P4">}</text:p>
      <text:p text:style-name="P4"/>
      <text:p text:style-name="P4">/************************* PRINT REVERSE *************************/</text:p>
      <text:p text:style-name="P4">/**</text:p>
      <text:p text:style-name="P4"><text:s/>* print_reverse - Prints reverse string.</text:p>
      <text:p text:style-name="P4"><text:s/>* @types: Lista of arguments</text:p>
      <text:p text:style-name="P4"><text:s/>* @buffer: Buffer array to handle print</text:p>
      <text:p text:style-name="P4"><text:s/>* @flags: <text:s/>Calculates active flags</text:p>
      <text:p text:style-name="P4"><text:s/>* @width: get width</text:p>
      <text:p text:style-name="P4"><text:soft-page-break/><text:s/>* @precision: Precision specification</text:p>
      <text:p text:style-name="P4"><text:s/>* @size: Size specifier</text:p>
      <text:p text:style-name="P4"><text:s/>* Return: Numbers of chars printed</text:p>
      <text:p text:style-name="P4"><text:s/>*/</text:p>
      <text:p text:style-name="P4"/>
      <text:p text:style-name="P4">int print_reverse(va_list types, char buffer[],</text:p>
      <text:p text:style-name="P4"><text:tab/>int flags, int width, int precision, int size)</text:p>
      <text:p text:style-name="P4">{</text:p>
      <text:p text:style-name="P4"><text:tab/>char *str;</text:p>
      <text:p text:style-name="P4"><text:tab/>int i, count = 0;</text:p>
      <text:p text:style-name="P4"/>
      <text:p text:style-name="P4"><text:tab/>UNUSED(buffer);</text:p>
      <text:p text:style-name="P4"><text:tab/>UNUSED(flags);</text:p>
      <text:p text:style-name="P4"><text:tab/>UNUSED(width);</text:p>
      <text:p text:style-name="P4"><text:tab/>UNUSED(size);</text:p>
      <text:p text:style-name="P4"/>
      <text:p text:style-name="P4"><text:tab/>str = va_arg(types, char *);</text:p>
      <text:p text:style-name="P4"/>
      <text:p text:style-name="P4"><text:tab/>if (str == NULL)</text:p>
      <text:p text:style-name="P4"><text:tab/>{</text:p>
      <text:p text:style-name="P4"><text:tab/><text:tab/>UNUSED(precision);</text:p>
      <text:p text:style-name="P4"/>
      <text:p text:style-name="P4"><text:tab/><text:tab/>str = ")Null(";</text:p>
      <text:p text:style-name="P4"><text:tab/>}</text:p>
      <text:p text:style-name="P4"><text:tab/>for (i = 0; str[i]; i++)</text:p>
      <text:p text:style-name="P4"><text:tab/><text:tab/>;</text:p>
      <text:p text:style-name="P4"/>
      <text:p text:style-name="P4"><text:tab/>for (i = i - 1; i &gt;= 0; i--)</text:p>
      <text:p text:style-name="P4"><text:tab/>{</text:p>
      <text:p text:style-name="P4"><text:tab/><text:tab/>char z = str[i];</text:p>
      <text:p text:style-name="P4"/>
      <text:p text:style-name="P4"><text:tab/><text:tab/>write(1, &amp;z, 1);</text:p>
      <text:p text:style-name="P4"><text:tab/><text:tab/>count++;</text:p>
      <text:p text:style-name="P4"><text:tab/>}</text:p>
      <text:p text:style-name="P4"><text:tab/>return (count);</text:p>
      <text:p text:style-name="P4">}</text:p>
      <text:p text:style-name="P4">/************************* PRINT A STRING IN ROT13 *************************/</text:p>
      <text:p text:style-name="P4">/**</text:p>
      <text:p text:style-name="P4"><text:s/>* print_rot13string - Print a string in rot13.</text:p>
      <text:p text:style-name="P4"><text:s/>* @types: Lista of arguments</text:p>
      <text:p text:style-name="P4"><text:s/>* @buffer: Buffer array to handle print</text:p>
      <text:p text:style-name="P4"><text:s/>* @flags: <text:s/>Calculates active flags</text:p>
      <text:p text:style-name="P4"><text:s/>* @width: get width</text:p>
      <text:p text:style-name="P4"><text:s/>* @precision: Precision specification</text:p>
      <text:p text:style-name="P4"><text:s/>* @size: Size specifier</text:p>
      <text:p text:style-name="P4"><text:s/>* Return: Numbers of chars printed</text:p>
      <text:p text:style-name="P4"><text:s/>*/</text:p>
      <text:p text:style-name="P4">int print_rot13string(va_list types, char buffer[],</text:p>
      <text:p text:style-name="P4"><text:tab/>int flags, int width, int precision, int size)</text:p>
      <text:p text:style-name="P4">{</text:p>
      <text:p text:style-name="P4"><text:tab/>char x;</text:p>
      <text:p text:style-name="P4"><text:tab/>char *str;</text:p>
      <text:p text:style-name="P4"><text:soft-page-break/><text:tab/>unsigned int i, j;</text:p>
      <text:p text:style-name="P4"><text:tab/>int count = 0;</text:p>
      <text:p text:style-name="P4"><text:tab/>char in[] = "ABCDEFGHIJKLMNOPQRSTUVWXYZabcdefghijklmnopqrstuvwxyz";</text:p>
      <text:p text:style-name="P4"><text:tab/>char out[] = "NOPQRSTUVWXYZABCDEFGHIJKLMnopqrstuvwxyzabcdefghijklm";</text:p>
      <text:p text:style-name="P4"/>
      <text:p text:style-name="P4"><text:tab/>str = va_arg(types, char *);</text:p>
      <text:p text:style-name="P4"><text:tab/>UNUSED(buffer);</text:p>
      <text:p text:style-name="P4"><text:tab/>UNUSED(flags);</text:p>
      <text:p text:style-name="P4"><text:tab/>UNUSED(width);</text:p>
      <text:p text:style-name="P4"><text:tab/>UNUSED(precision);</text:p>
      <text:p text:style-name="P4"><text:tab/>UNUSED(size);</text:p>
      <text:p text:style-name="P4"/>
      <text:p text:style-name="P4"><text:tab/>if (str == NULL)</text:p>
      <text:p text:style-name="P4"><text:tab/><text:tab/>str = "(AHYY)";</text:p>
      <text:p text:style-name="P4"><text:tab/>for (i = 0; str[i]; i++)</text:p>
      <text:p text:style-name="P4"><text:tab/>{</text:p>
      <text:p text:style-name="P4"><text:tab/><text:tab/>for (j = 0; in[j]; j++)</text:p>
      <text:p text:style-name="P4"><text:tab/><text:tab/>{</text:p>
      <text:p text:style-name="P4"><text:tab/><text:tab/><text:tab/>if (in[j] == str[i])</text:p>
      <text:p text:style-name="P4"><text:tab/><text:tab/><text:tab/>{</text:p>
      <text:p text:style-name="P4"><text:tab/><text:tab/><text:tab/><text:tab/>x = out[j];</text:p>
      <text:p text:style-name="P4"><text:tab/><text:tab/><text:tab/><text:tab/>write(1, &amp;x, 1);</text:p>
      <text:p text:style-name="P4"><text:tab/><text:tab/><text:tab/><text:tab/>count++;</text:p>
      <text:p text:style-name="P4"><text:tab/><text:tab/><text:tab/><text:tab/>break;</text:p>
      <text:p text:style-name="P4"><text:tab/><text:tab/><text:tab/>}</text:p>
      <text:p text:style-name="P4"><text:tab/><text:tab/>}</text:p>
      <text:p text:style-name="P4"><text:tab/><text:tab/>if (!in[j])</text:p>
      <text:p text:style-name="P4"><text:tab/><text:tab/>{</text:p>
      <text:p text:style-name="P4"><text:tab/><text:tab/><text:tab/>x = str[i];</text:p>
      <text:p text:style-name="P4"><text:tab/><text:tab/><text:tab/>write(1, &amp;x, 1);</text:p>
      <text:p text:style-name="P4"><text:tab/><text:tab/><text:tab/>count++;</text:p>
      <text:p text:style-name="P4"><text:tab/><text:tab/>}</text:p>
      <text:p text:style-name="P4"><text:tab/>}</text:p>
      <text:p text:style-name="P4"><text:tab/>return (count)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get_flags.c</text:p>
      <text:p text:style-name="P2"/>
      <text:p text:style-name="P2"/>
      <text:p text:style-name="P4">#include "main.h"</text:p>
      <text:p text:style-name="P4"/>
      <text:p text:style-name="P4">/**</text:p>
      <text:p text:style-name="P4"><text:s/>* get_flags - Calculates active flags</text:p>
      <text:p text:style-name="P4"><text:s/>* @format: Formatted string in which to print the arguments</text:p>
      <text:p text:style-name="P4"><text:s/>* @i: take a parameter.</text:p>
      <text:p text:style-name="P4"><text:s/>* Return: Flags:</text:p>
      <text:p text:style-name="P4"><text:s/>*/</text:p>
      <text:p text:style-name="P4">int get_flags(const char *format, int *i)</text:p>
      <text:p text:style-name="P4">{</text:p>
      <text:p text:style-name="P4"><text:tab/>/* - + 0 # ' ' */</text:p>
      <text:p text:style-name="P4"><text:tab/>/* 1 2 4 8 <text:s/>16 */</text:p>
      <text:p text:style-name="P4"><text:tab/>int j, curr_i;</text:p>
      <text:p text:style-name="P4"><text:tab/>int flags = 0;</text:p>
      <text:p text:style-name="P4"><text:tab/>const char FLAGS_CH[] = {'-', '+', '0', '#', ' ', '\0'};</text:p>
      <text:p text:style-name="P4"><text:tab/>const int FLAGS_ARR[] = {F_MINUS, F_PLUS, F_ZERO, F_HASH, F_SPACE, 0};</text:p>
      <text:p text:style-name="P4"/>
      <text:p text:style-name="P4"><text:tab/>for (curr_i = *i + 1; format[curr_i] != '\0'; curr_i++)</text:p>
      <text:p text:style-name="P4"><text:tab/>{</text:p>
      <text:p text:style-name="P4"><text:tab/><text:tab/>for (j = 0; FLAGS_CH[j] != '\0'; j++)</text:p>
      <text:p text:style-name="P4"><text:tab/><text:tab/><text:tab/>if (format[curr_i] == FLAGS_CH[j])</text:p>
      <text:p text:style-name="P4"><text:tab/><text:tab/><text:tab/>{</text:p>
      <text:p text:style-name="P4"><text:tab/><text:tab/><text:tab/><text:tab/>flags |= FLAGS_ARR[j];</text:p>
      <text:p text:style-name="P4"><text:tab/><text:tab/><text:tab/><text:tab/>break;</text:p>
      <text:p text:style-name="P4"><text:tab/><text:tab/><text:tab/>}</text:p>
      <text:p text:style-name="P4"/>
      <text:p text:style-name="P4"><text:tab/><text:tab/>if (FLAGS_CH[j] == 0)</text:p>
      <text:p text:style-name="P4"><text:tab/><text:tab/><text:tab/>break;</text:p>
      <text:p text:style-name="P4"><text:tab/>}</text:p>
      <text:p text:style-name="P4"/>
      <text:p text:style-name="P4"><text:tab/>*i = curr_i - 1;</text:p>
      <text:p text:style-name="P4"/>
      <text:p text:style-name="P4"><text:tab/>return (flags)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get_precision.c</text:p>
      <text:p text:style-name="P2"/>
      <text:p text:style-name="P2"/>
      <text:p text:style-name="P4">#include "main.h"</text:p>
      <text:p text:style-name="P4"/>
      <text:p text:style-name="P4">/**</text:p>
      <text:p text:style-name="P4"><text:s/>* get_precision - Calculates the precision for printing</text:p>
      <text:p text:style-name="P4"><text:s/>* @format: Formatted string in which to print the arguments</text:p>
      <text:p text:style-name="P4"><text:s/>* @i: List of arguments to be printed.</text:p>
      <text:p text:style-name="P4"><text:s/>* @list: list of arguments.</text:p>
      <text:p text:style-name="P4"><text:s/>*</text:p>
      <text:p text:style-name="P4"><text:s/>* Return: Precision.</text:p>
      <text:p text:style-name="P4"><text:s/>*/</text:p>
      <text:p text:style-name="P4">int get_precision(const char *format, int *i, va_list list)</text:p>
      <text:p text:style-name="P4">{</text:p>
      <text:p text:style-name="P4"><text:tab/>int curr_i = *i + 1;</text:p>
      <text:p text:style-name="P4"><text:tab/>int precision = -1;</text:p>
      <text:p text:style-name="P4"/>
      <text:p text:style-name="P4"><text:tab/>if (format[curr_i] != '.')</text:p>
      <text:p text:style-name="P4"><text:tab/><text:tab/>return (precision);</text:p>
      <text:p text:style-name="P4"/>
      <text:p text:style-name="P4"><text:tab/>precision = 0;</text:p>
      <text:p text:style-name="P4"/>
      <text:p text:style-name="P4"><text:tab/>for (curr_i += 1; format[curr_i] != '\0'; curr_i++)</text:p>
      <text:p text:style-name="P4"><text:tab/>{</text:p>
      <text:p text:style-name="P4"><text:tab/><text:tab/>if (is_digit(format[curr_i]))</text:p>
      <text:p text:style-name="P4"><text:tab/><text:tab/>{</text:p>
      <text:p text:style-name="P4"><text:tab/><text:tab/><text:tab/>precision *= 10;</text:p>
      <text:p text:style-name="P4"><text:tab/><text:tab/><text:tab/>precision += format[curr_i] - '0';</text:p>
      <text:p text:style-name="P4"><text:tab/><text:tab/>}</text:p>
      <text:p text:style-name="P4"><text:tab/><text:tab/>else if (format[curr_i] == '*')</text:p>
      <text:p text:style-name="P4"><text:tab/><text:tab/>{</text:p>
      <text:p text:style-name="P4"><text:tab/><text:tab/><text:tab/>curr_i++;</text:p>
      <text:p text:style-name="P4"><text:tab/><text:tab/><text:tab/>precision = va_arg(list, int);</text:p>
      <text:p text:style-name="P4"><text:tab/><text:tab/><text:tab/>break;</text:p>
      <text:p text:style-name="P4"><text:tab/><text:tab/>}</text:p>
      <text:p text:style-name="P4"><text:tab/><text:tab/>else</text:p>
      <text:p text:style-name="P4"><text:tab/><text:tab/><text:tab/>break;</text:p>
      <text:p text:style-name="P4"><text:tab/>}</text:p>
      <text:p text:style-name="P4"/>
      <text:p text:style-name="P4"><text:tab/>*i = curr_i - 1;</text:p>
      <text:p text:style-name="P4"/>
      <text:p text:style-name="P4"><text:tab/>return (precision)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get_size.c</text:p>
      <text:p text:style-name="P2"/>
      <text:p text:style-name="P2"/>
      <text:p text:style-name="P4">#include "main.h"</text:p>
      <text:p text:style-name="P4"/>
      <text:p text:style-name="P4">/**</text:p>
      <text:p text:style-name="P4"><text:s/>* get_size - Calculates the size to cast the argument</text:p>
      <text:p text:style-name="P4"><text:s/>* @format: Formatted string in which to print the arguments</text:p>
      <text:p text:style-name="P4"><text:s/>* @i: List of arguments to be printed.</text:p>
      <text:p text:style-name="P4"><text:s/>*</text:p>
      <text:p text:style-name="P4"><text:s/>* Return: Precision.</text:p>
      <text:p text:style-name="P4"><text:s/>*/</text:p>
      <text:p text:style-name="P4">int get_size(const char *format, int *i)</text:p>
      <text:p text:style-name="P4">{</text:p>
      <text:p text:style-name="P4"><text:tab/>int curr_i = *i + 1;</text:p>
      <text:p text:style-name="P4"><text:tab/>int size = 0;</text:p>
      <text:p text:style-name="P4"/>
      <text:p text:style-name="P4"><text:tab/>if (format[curr_i] == 'l')</text:p>
      <text:p text:style-name="P4"><text:tab/><text:tab/>size = S_LONG;</text:p>
      <text:p text:style-name="P4"><text:tab/>else if (format[curr_i] == 'h')</text:p>
      <text:p text:style-name="P4"><text:tab/><text:tab/>size = S_SHORT;</text:p>
      <text:p text:style-name="P4"/>
      <text:p text:style-name="P4"><text:tab/>if (size == 0)</text:p>
      <text:p text:style-name="P4"><text:tab/><text:tab/>*i = curr_i - 1;</text:p>
      <text:p text:style-name="P4"><text:tab/>else</text:p>
      <text:p text:style-name="P4"><text:tab/><text:tab/>*i = curr_i;</text:p>
      <text:p text:style-name="P4"/>
      <text:p text:style-name="P4"><text:tab/>return (size)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get_width.c</text:p>
      <text:p text:style-name="P2"/>
      <text:p text:style-name="P2"/>
      <text:p text:style-name="P2"/>
      <text:p text:style-name="P4">#include "main.h"</text:p>
      <text:p text:style-name="P4"/>
      <text:p text:style-name="P4">/**</text:p>
      <text:p text:style-name="P4"><text:s/>* get_width - Calculates the width for printing</text:p>
      <text:p text:style-name="P4"><text:s/>* @format: Formatted string in which to print the arguments.</text:p>
      <text:p text:style-name="P4"><text:soft-page-break/><text:s/>* @i: List of arguments to be printed.</text:p>
      <text:p text:style-name="P4"><text:s/>* @list: list of arguments.</text:p>
      <text:p text:style-name="P4"><text:s/>*</text:p>
      <text:p text:style-name="P4"><text:s/>* Return: width.</text:p>
      <text:p text:style-name="P4"><text:s/>*/</text:p>
      <text:p text:style-name="P4">int get_width(const char *format, int *i, va_list list)</text:p>
      <text:p text:style-name="P4">{</text:p>
      <text:p text:style-name="P4"><text:tab/>int curr_i;</text:p>
      <text:p text:style-name="P4"><text:tab/>int width = 0;</text:p>
      <text:p text:style-name="P4"/>
      <text:p text:style-name="P4"><text:tab/>for (curr_i = *i + 1; format[curr_i] != '\0'; curr_i++)</text:p>
      <text:p text:style-name="P4"><text:tab/>{</text:p>
      <text:p text:style-name="P4"><text:tab/><text:tab/>if (is_digit(format[curr_i]))</text:p>
      <text:p text:style-name="P4"><text:tab/><text:tab/>{</text:p>
      <text:p text:style-name="P4"><text:tab/><text:tab/><text:tab/>width *= 10;</text:p>
      <text:p text:style-name="P4"><text:tab/><text:tab/><text:tab/>width += format[curr_i] - '0';</text:p>
      <text:p text:style-name="P4"><text:tab/><text:tab/>}</text:p>
      <text:p text:style-name="P4"><text:tab/><text:tab/>else if (format[curr_i] == '*')</text:p>
      <text:p text:style-name="P4"><text:tab/><text:tab/>{</text:p>
      <text:p text:style-name="P4"><text:tab/><text:tab/><text:tab/>curr_i++;</text:p>
      <text:p text:style-name="P4"><text:tab/><text:tab/><text:tab/>width = va_arg(list, int);</text:p>
      <text:p text:style-name="P4"><text:tab/><text:tab/><text:tab/>break;</text:p>
      <text:p text:style-name="P4"><text:tab/><text:tab/>}</text:p>
      <text:p text:style-name="P4"><text:tab/><text:tab/>else</text:p>
      <text:p text:style-name="P4"><text:tab/><text:tab/><text:tab/>break;</text:p>
      <text:p text:style-name="P4"><text:tab/>}</text:p>
      <text:p text:style-name="P4"/>
      <text:p text:style-name="P4"><text:tab/>*i = curr_i - 1;</text:p>
      <text:p text:style-name="P4"/>
      <text:p text:style-name="P4"><text:tab/>return (width);</text:p>
      <text:p text:style-name="P4">}</text:p>
      <text:p text:style-name="P2"/>
      <text:p text:style-name="P2"/>
      <text:p text:style-name="P2"/>
      <text:p text:style-name="P5">handle_print.c</text:p>
      <text:p text:style-name="P2"/>
      <text:p text:style-name="P2"/>
      <text:p text:style-name="P2"/>
      <text:p text:style-name="P4">#include "main.h"</text:p>
      <text:p text:style-name="P4">/**</text:p>
      <text:p text:style-name="P4"><text:s/>* handle_print - Prints an argument based on its type</text:p>
      <text:p text:style-name="P4"><text:s/>* @fmt: Formatted string in which to print the arguments.</text:p>
      <text:p text:style-name="P4"><text:s/>* @list: List of arguments to be printed.</text:p>
      <text:p text:style-name="P4"><text:s/>* @ind: ind.</text:p>
      <text:p text:style-name="P4"><text:s/>* @buffer: Buffer array to handle print.</text:p>
      <text:p text:style-name="P4"><text:s/>* @flags: Calculates active flags</text:p>
      <text:p text:style-name="P4"><text:s/>* @width: get width.</text:p>
      <text:p text:style-name="P4"><text:s/>* @precision: Precision specification</text:p>
      <text:p text:style-name="P4"><text:s/>* @size: Size specifier</text:p>
      <text:p text:style-name="P4"><text:s/>* Return: 1 or 2;</text:p>
      <text:p text:style-name="P4"><text:s/>*/</text:p>
      <text:p text:style-name="P4">int handle_print(const char *fmt, int *ind, va_list list, char buffer[],</text:p>
      <text:p text:style-name="P4"><text:soft-page-break/><text:tab/>int flags, int width, int precision, int size)</text:p>
      <text:p text:style-name="P4">{</text:p>
      <text:p text:style-name="P4"><text:tab/>int i, unknow_len = 0, printed_chars = -1;</text:p>
      <text:p text:style-name="P4"><text:tab/>fmt_t fmt_types[] = {</text:p>
      <text:p text:style-name="P4"><text:tab/><text:tab/>{'c', print_char}, {'s', print_string}, {'%', print_percent},</text:p>
      <text:p text:style-name="P4"><text:tab/><text:tab/>{'i', print_int}, {'d', print_int}, {'b', print_binary},</text:p>
      <text:p text:style-name="P4"><text:tab/><text:tab/>{'u', print_unsigned}, {'o', print_octal}, {'x', print_hexadecimal},</text:p>
      <text:p text:style-name="P4"><text:tab/><text:tab/>{'X', print_hexa_upper}, {'p', print_pointer}, {'S', print_non_printable},</text:p>
      <text:p text:style-name="P4"><text:tab/><text:tab/>{'r', print_reverse}, {'R', print_rot13string}, {'\0', NULL}</text:p>
      <text:p text:style-name="P4"><text:tab/>};</text:p>
      <text:p text:style-name="P4"><text:tab/>for (i = 0; fmt_types[i].fmt != '\0'; i++)</text:p>
      <text:p text:style-name="P4"><text:tab/><text:tab/>if (fmt[*ind] == fmt_types[i].fmt)</text:p>
      <text:p text:style-name="P4"><text:tab/><text:tab/><text:tab/>return (fmt_types[i].fn(list, buffer, flags, width, precision, size));</text:p>
      <text:p text:style-name="P4"/>
      <text:p text:style-name="P4"><text:tab/>if (fmt_types[i].fmt == '\0')</text:p>
      <text:p text:style-name="P4"><text:tab/>{</text:p>
      <text:p text:style-name="P4"><text:tab/><text:tab/>if (fmt[*ind] == '\0')</text:p>
      <text:p text:style-name="P4"><text:tab/><text:tab/><text:tab/>return (-1);</text:p>
      <text:p text:style-name="P4"><text:tab/><text:tab/>unknow_len += write(1, "%%", 1);</text:p>
      <text:p text:style-name="P4"><text:tab/><text:tab/>if (fmt[*ind - 1] == ' ')</text:p>
      <text:p text:style-name="P4"><text:tab/><text:tab/><text:tab/>unknow_len += write(1, " ", 1);</text:p>
      <text:p text:style-name="P4"><text:tab/><text:tab/>else if (width)</text:p>
      <text:p text:style-name="P4"><text:tab/><text:tab/>{</text:p>
      <text:p text:style-name="P4"><text:tab/><text:tab/><text:tab/>--(*ind);</text:p>
      <text:p text:style-name="P4"><text:tab/><text:tab/><text:tab/>while (fmt[*ind] != ' ' &amp;&amp; fmt[*ind] != '%')</text:p>
      <text:p text:style-name="P4"><text:tab/><text:tab/><text:tab/><text:tab/>--(*ind);</text:p>
      <text:p text:style-name="P4"><text:tab/><text:tab/><text:tab/>if (fmt[*ind] == ' ')</text:p>
      <text:p text:style-name="P4"><text:tab/><text:tab/><text:tab/><text:tab/>--(*ind);</text:p>
      <text:p text:style-name="P4"><text:tab/><text:tab/><text:tab/>return (1);</text:p>
      <text:p text:style-name="P4"><text:tab/><text:tab/>}</text:p>
      <text:p text:style-name="P4"><text:tab/><text:tab/>unknow_len += write(1, &amp;fmt[*ind], 1);</text:p>
      <text:p text:style-name="P4"><text:tab/><text:tab/>return (unknow_len);</text:p>
      <text:p text:style-name="P4"><text:tab/>}</text:p>
      <text:p text:style-name="P4"><text:tab/>return (printed_chars)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ain.h</text:p>
      <text:p text:style-name="P2"/>
      <text:p text:style-name="P2"/>
      <text:p text:style-name="P2"/>
      <text:p text:style-name="P4">#ifndef MAIN_H</text:p>
      <text:p text:style-name="P4">#define MAIN_H</text:p>
      <text:p text:style-name="P4">#include &lt;stdarg.h&gt;</text:p>
      <text:p text:style-name="P4">#include &lt;stdio.h&gt;</text:p>
      <text:p text:style-name="P4">#include &lt;unistd.h&gt;</text:p>
      <text:p text:style-name="P4"/>
      <text:p text:style-name="P4">#define UNUSED(x) (void)(x)</text:p>
      <text:p text:style-name="P4">#define BUFF_SIZE 1024</text:p>
      <text:p text:style-name="P4"/>
      <text:p text:style-name="P4">/* FLAGS */</text:p>
      <text:p text:style-name="P4">#define F_MINUS 1</text:p>
      <text:p text:style-name="P4">#define F_PLUS 2</text:p>
      <text:p text:style-name="P4">#define F_ZERO 4</text:p>
      <text:p text:style-name="P4">#define F_HASH 8</text:p>
      <text:p text:style-name="P4">#define F_SPACE 16</text:p>
      <text:p text:style-name="P4"/>
      <text:p text:style-name="P4">/* SIZES */</text:p>
      <text:p text:style-name="P4">#define S_LONG 2</text:p>
      <text:p text:style-name="P4">#define S_SHORT 1</text:p>
      <text:p text:style-name="P4"/>
      <text:p text:style-name="P4">/**</text:p>
      <text:p text:style-name="P4"><text:s/>* struct fmt - Struct op</text:p>
      <text:p text:style-name="P4"><text:s/>*</text:p>
      <text:p text:style-name="P4"><text:s/>* @fmt: The format.</text:p>
      <text:p text:style-name="P4"><text:s/>* @fn: The function associated.</text:p>
      <text:p text:style-name="P4"><text:s/>*/</text:p>
      <text:p text:style-name="P4">struct fmt</text:p>
      <text:p text:style-name="P4">{</text:p>
      <text:p text:style-name="P4"><text:tab/>char fmt;</text:p>
      <text:p text:style-name="P4"><text:tab/>int (*fn)(va_list, char[], int, int, int, int);</text:p>
      <text:p text:style-name="P4">};</text:p>
      <text:p text:style-name="P4"><text:soft-page-break/></text:p>
      <text:p text:style-name="P4"/>
      <text:p text:style-name="P4">/**</text:p>
      <text:p text:style-name="P4"><text:s/>* typedef struct fmt fmt_t - Struct op</text:p>
      <text:p text:style-name="P4"><text:s/>*</text:p>
      <text:p text:style-name="P4"><text:s/>* @fmt: The format.</text:p>
      <text:p text:style-name="P4"><text:s/>* @fm_t: The function associated.</text:p>
      <text:p text:style-name="P4"><text:s/>*/</text:p>
      <text:p text:style-name="P4">typedef struct fmt fmt_t;</text:p>
      <text:p text:style-name="P4"/>
      <text:p text:style-name="P4">int _printf(const char *format, ...);</text:p>
      <text:p text:style-name="P4">int handle_print(const char *fmt, int *i,</text:p>
      <text:p text:style-name="P4">va_list list, char buffer[], int flags, int width, int precision, int size);</text:p>
      <text:p text:style-name="P4"/>
      <text:p text:style-name="P4">/****************** FUNCTIONS ******************/</text:p>
      <text:p text:style-name="P4"/>
      <text:p text:style-name="P4">/* Funtions to print chars and strings */</text:p>
      <text:p text:style-name="P4">int print_char(va_list types, char buffer[],</text:p>
      <text:p text:style-name="P4"><text:tab/>int flags, int width, int precision, int size);</text:p>
      <text:p text:style-name="P4">int print_string(va_list types, char buffer[],</text:p>
      <text:p text:style-name="P4"><text:tab/>int flags, int width, int precision, int size);</text:p>
      <text:p text:style-name="P4">int print_percent(va_list types, char buffer[],</text:p>
      <text:p text:style-name="P4"><text:tab/>int flags, int width, int precision, int size);</text:p>
      <text:p text:style-name="P4"/>
      <text:p text:style-name="P4">/* Functions to print numbers */</text:p>
      <text:p text:style-name="P4">int print_int(va_list types, char buffer[],</text:p>
      <text:p text:style-name="P4"><text:tab/>int flags, int width, int precision, int size);</text:p>
      <text:p text:style-name="P4">int print_binary(va_list types, char buffer[],</text:p>
      <text:p text:style-name="P4"><text:tab/>int flags, int width, int precision, int size);</text:p>
      <text:p text:style-name="P4">int print_unsigned(va_list types, char buffer[],</text:p>
      <text:p text:style-name="P4"><text:tab/>int flags, int width, int precision, int size);</text:p>
      <text:p text:style-name="P4">int print_octal(va_list types, char buffer[],</text:p>
      <text:p text:style-name="P4"><text:tab/>int flags, int width, int precision, int size);</text:p>
      <text:p text:style-name="P4">int print_hexadecimal(va_list types, char buffer[],</text:p>
      <text:p text:style-name="P4"><text:tab/>int flags, int width, int precision, int size);</text:p>
      <text:p text:style-name="P4">int print_hexa_upper(va_list types, char buffer[],</text:p>
      <text:p text:style-name="P4"><text:tab/>int flags, int width, int precision, int size);</text:p>
      <text:p text:style-name="P4"/>
      <text:p text:style-name="P4">int print_hexa(va_list types, char map_to[],</text:p>
      <text:p text:style-name="P4">char buffer[], int flags, char flag_ch, int width, int precision, int size);</text:p>
      <text:p text:style-name="P4"/>
      <text:p text:style-name="P4">/* Function to print non printable characters */</text:p>
      <text:p text:style-name="P4">int print_non_printable(va_list types, char buffer[],</text:p>
      <text:p text:style-name="P4"><text:tab/>int flags, int width, int precision, int size);</text:p>
      <text:p text:style-name="P4"/>
      <text:p text:style-name="P4">/* Funcion to print memory address */</text:p>
      <text:p text:style-name="P4">int print_pointer(va_list types, char buffer[],</text:p>
      <text:p text:style-name="P4"><text:tab/>int flags, int width, int precision, int size);</text:p>
      <text:p text:style-name="P4"/>
      <text:p text:style-name="P4">/* Funciotns to handle other specifiers */</text:p>
      <text:p text:style-name="P4">int get_flags(const char *format, int *i);</text:p>
      <text:p text:style-name="P4">int get_width(const char *format, int *i, va_list list);</text:p>
      <text:p text:style-name="P4"><text:soft-page-break/>int get_precision(const char *format, int *i, va_list list);</text:p>
      <text:p text:style-name="P4">int get_size(const char *format, int *i);</text:p>
      <text:p text:style-name="P4"/>
      <text:p text:style-name="P4">/*Function to print string in reverse*/</text:p>
      <text:p text:style-name="P4">int print_reverse(va_list types, char buffer[],</text:p>
      <text:p text:style-name="P4"><text:tab/>int flags, int width, int precision, int size);</text:p>
      <text:p text:style-name="P4"/>
      <text:p text:style-name="P4">/*Function to print a string in rot 13*/</text:p>
      <text:p text:style-name="P4">int print_rot13string(va_list types, char buffer[],</text:p>
      <text:p text:style-name="P4"><text:tab/>int flags, int width, int precision, int size);</text:p>
      <text:p text:style-name="P4"/>
      <text:p text:style-name="P4">/* width handler */</text:p>
      <text:p text:style-name="P4">int handle_write_char(char c, char buffer[],</text:p>
      <text:p text:style-name="P4"><text:tab/>int flags, int width, int precision, int size);</text:p>
      <text:p text:style-name="P4">int write_number(int is_positive, int ind, char buffer[],</text:p>
      <text:p text:style-name="P4"><text:tab/>int flags, int width, int precision, int size);</text:p>
      <text:p text:style-name="P4">int write_num(int ind, char bff[], int flags, int width, int precision,</text:p>
      <text:p text:style-name="P4"><text:tab/>int length, char padd, char extra_c);</text:p>
      <text:p text:style-name="P4">int write_pointer(char buffer[], int ind, int length,</text:p>
      <text:p text:style-name="P4"><text:tab/>int width, int flags, char padd, char extra_c, int padd_start);</text:p>
      <text:p text:style-name="P4"/>
      <text:p text:style-name="P4">int write_unsgnd(int is_negative, int ind,</text:p>
      <text:p text:style-name="P4">char buffer[],</text:p>
      <text:p text:style-name="P4"><text:tab/>int flags, int width, int precision, int size);</text:p>
      <text:p text:style-name="P4"/>
      <text:p text:style-name="P4">/****************** UTILS ******************/</text:p>
      <text:p text:style-name="P4">int is_printable(char);</text:p>
      <text:p text:style-name="P4">int append_hexa_code(char, char[], int);</text:p>
      <text:p text:style-name="P4">int is_digit(char);</text:p>
      <text:p text:style-name="P4"/>
      <text:p text:style-name="P4">long int convert_size_number(long int num, int size);</text:p>
      <text:p text:style-name="P4">long int convert_size_unsgnd(unsigned long int num, int size);</text:p>
      <text:p text:style-name="P4"/>
      <text:p text:style-name="P4">#endif /* MAIN_H 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utils.c</text:p>
      <text:p text:style-name="P2"/>
      <text:p text:style-name="P2"/>
      <text:p text:style-name="P4">#include "main.h"</text:p>
      <text:p text:style-name="P4"/>
      <text:p text:style-name="P4">/**</text:p>
      <text:p text:style-name="P4"><text:s/>* is_printable - Evaluates if a char is printable</text:p>
      <text:p text:style-name="P4"><text:s/>* @c: Char to be evaluated.</text:p>
      <text:p text:style-name="P4"><text:soft-page-break/><text:s/>*</text:p>
      <text:p text:style-name="P4"><text:s/>* Return: 1 if c is printable, 0 otherwise</text:p>
      <text:p text:style-name="P4"><text:s/>*/</text:p>
      <text:p text:style-name="P4">int is_printable(char c)</text:p>
      <text:p text:style-name="P4">{</text:p>
      <text:p text:style-name="P4"><text:tab/>if (c &gt;= 32 &amp;&amp; c &lt; 127)</text:p>
      <text:p text:style-name="P4"><text:tab/><text:tab/>return (1);</text:p>
      <text:p text:style-name="P4"/>
      <text:p text:style-name="P4"><text:tab/>return (0);</text:p>
      <text:p text:style-name="P4">}</text:p>
      <text:p text:style-name="P4"/>
      <text:p text:style-name="P4">/**</text:p>
      <text:p text:style-name="P4"><text:s/>* append_hexa_code - Append ascci in hexadecimal code to buffer</text:p>
      <text:p text:style-name="P4"><text:s/>* @buffer: Array of chars.</text:p>
      <text:p text:style-name="P4"><text:s/>* @i: Index at which to start appending.</text:p>
      <text:p text:style-name="P4"><text:s/>* @ascii_code: ASSCI CODE.</text:p>
      <text:p text:style-name="P4"><text:s/>* Return: Always 3</text:p>
      <text:p text:style-name="P4"><text:s/>*/</text:p>
      <text:p text:style-name="P4">int append_hexa_code(char ascii_code, char buffer[], int i)</text:p>
      <text:p text:style-name="P4">{</text:p>
      <text:p text:style-name="P4"><text:tab/>char map_to[] = "0123456789ABCDEF";</text:p>
      <text:p text:style-name="P4"><text:tab/>/* The hexa format code is always 2 digits long */</text:p>
      <text:p text:style-name="P4"><text:tab/>if (ascii_code &lt; 0)</text:p>
      <text:p text:style-name="P4"><text:tab/><text:tab/>ascii_code *= -1;</text:p>
      <text:p text:style-name="P4"/>
      <text:p text:style-name="P4"><text:tab/>buffer[i++] = '\\';</text:p>
      <text:p text:style-name="P4"><text:tab/>buffer[i++] = 'x';</text:p>
      <text:p text:style-name="P4"/>
      <text:p text:style-name="P4"><text:tab/>buffer[i++] = map_to[ascii_code / 16];</text:p>
      <text:p text:style-name="P4"><text:tab/>buffer[i] = map_to[ascii_code % 16];</text:p>
      <text:p text:style-name="P4"/>
      <text:p text:style-name="P4"><text:tab/>return (3);</text:p>
      <text:p text:style-name="P4">}</text:p>
      <text:p text:style-name="P4"/>
      <text:p text:style-name="P4">/**</text:p>
      <text:p text:style-name="P4"><text:s/>* is_digit - Verifies if a char is a digit</text:p>
      <text:p text:style-name="P4"><text:s/>* @c: Char to be evaluated</text:p>
      <text:p text:style-name="P4"><text:s/>*</text:p>
      <text:p text:style-name="P4"><text:s/>* Return: 1 if c is a digit, 0 otherwise</text:p>
      <text:p text:style-name="P4"><text:s/>*/</text:p>
      <text:p text:style-name="P4">int is_digit(char c)</text:p>
      <text:p text:style-name="P4">{</text:p>
      <text:p text:style-name="P4"><text:tab/>if (c &gt;= '0' &amp;&amp; c &lt;= '9')</text:p>
      <text:p text:style-name="P4"><text:tab/><text:tab/>return (1);</text:p>
      <text:p text:style-name="P4"/>
      <text:p text:style-name="P4"><text:tab/>return (0);</text:p>
      <text:p text:style-name="P4">}</text:p>
      <text:p text:style-name="P4"/>
      <text:p text:style-name="P4">/**</text:p>
      <text:p text:style-name="P4"><text:s/>* convert_size_number - Casts a number to the specified size</text:p>
      <text:p text:style-name="P4"><text:s/>* @num: Number to be casted.</text:p>
      <text:p text:style-name="P4"><text:s/>* @size: Number indicating the type to be casted.</text:p>
      <text:p text:style-name="P4"><text:soft-page-break/><text:s/>*</text:p>
      <text:p text:style-name="P4"><text:s/>* Return: Casted value of num</text:p>
      <text:p text:style-name="P4"><text:s/>*/</text:p>
      <text:p text:style-name="P4">long int convert_size_number(long int num, int size)</text:p>
      <text:p text:style-name="P4">{</text:p>
      <text:p text:style-name="P4"><text:tab/>if (size == S_LONG)</text:p>
      <text:p text:style-name="P4"><text:tab/><text:tab/>return (num);</text:p>
      <text:p text:style-name="P4"><text:tab/>else if (size == S_SHORT)</text:p>
      <text:p text:style-name="P4"><text:tab/><text:tab/>return ((short)num);</text:p>
      <text:p text:style-name="P4"/>
      <text:p text:style-name="P4"><text:tab/>return ((int)num);</text:p>
      <text:p text:style-name="P4">}</text:p>
      <text:p text:style-name="P4"/>
      <text:p text:style-name="P4">/**</text:p>
      <text:p text:style-name="P4"><text:s/>* convert_size_unsgnd - Casts a number to the specified size</text:p>
      <text:p text:style-name="P4"><text:s/>* @num: Number to be casted</text:p>
      <text:p text:style-name="P4"><text:s/>* @size: Number indicating the type to be casted</text:p>
      <text:p text:style-name="P4"><text:s/>*</text:p>
      <text:p text:style-name="P4"><text:s/>* Return: Casted value of num</text:p>
      <text:p text:style-name="P4"><text:s/>*/</text:p>
      <text:p text:style-name="P4">long int convert_size_unsgnd(unsigned long int num, int size)</text:p>
      <text:p text:style-name="P4">{</text:p>
      <text:p text:style-name="P4"><text:tab/>if (size == S_LONG)</text:p>
      <text:p text:style-name="P4"><text:tab/><text:tab/>return (num);</text:p>
      <text:p text:style-name="P4"><text:tab/>else if (size == S_SHORT)</text:p>
      <text:p text:style-name="P4"><text:tab/><text:tab/>return ((unsigned short)num);</text:p>
      <text:p text:style-name="P4"/>
      <text:p text:style-name="P4"><text:tab/>return ((unsigned int)num);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write_handlers.c</text:p>
      <text:p text:style-name="P2"/>
      <text:p text:style-name="P2"/>
      <text:p text:style-name="P2"/>
      <text:p text:style-name="P4">#include "main.h"</text:p>
      <text:p text:style-name="P4"/>
      <text:p text:style-name="P4">/************************* WRITE HANDLE *************************/</text:p>
      <text:p text:style-name="P4">/**</text:p>
      <text:p text:style-name="P4"><text:s/>* handle_write_char - Prints a string</text:p>
      <text:p text:style-name="P4"><text:s/>* @c: char types.</text:p>
      <text:p text:style-name="P4"><text:s/>* @buffer: Buffer array to handle print</text:p>
      <text:p text:style-name="P4"><text:s/>* @flags: <text:s/>Calculates active flags.</text:p>
      <text:p text:style-name="P4"><text:s/>* @width: get width.</text:p>
      <text:p text:style-name="P4"><text:s/>* @precision: precision specifier</text:p>
      <text:p text:style-name="P4"><text:s/>* @size: Size specifier</text:p>
      <text:p text:style-name="P4"><text:s/>*</text:p>
      <text:p text:style-name="P4"><text:s/>* Return: Number of chars printed.</text:p>
      <text:p text:style-name="P4"><text:s/>*/</text:p>
      <text:p text:style-name="P4">int handle_write_char(char c, char buffer[],</text:p>
      <text:p text:style-name="P4"><text:tab/>int flags, int width, int precision, int size)</text:p>
      <text:p text:style-name="P4">{ /* char is stored at left and paddind at buffer's right */</text:p>
      <text:p text:style-name="P4"><text:tab/>int i = 0;</text:p>
      <text:p text:style-name="P4"><text:tab/>char padd = ' ';</text:p>
      <text:p text:style-name="P4"/>
      <text:p text:style-name="P4"><text:tab/>UNUSED(precision);</text:p>
      <text:p text:style-name="P4"><text:tab/>UNUSED(size);</text:p>
      <text:p text:style-name="P4"/>
      <text:p text:style-name="P4"><text:tab/>if (flags &amp; F_ZERO)</text:p>
      <text:p text:style-name="P4"><text:tab/><text:tab/>padd = '0';</text:p>
      <text:p text:style-name="P4"/>
      <text:p text:style-name="P4"><text:tab/>buffer[i++] = c;</text:p>
      <text:p text:style-name="P4"><text:tab/>buffer[i] = '\0';</text:p>
      <text:p text:style-name="P4"/>
      <text:p text:style-name="P4"><text:soft-page-break/><text:tab/>if (width &gt; 1)</text:p>
      <text:p text:style-name="P4"><text:tab/>{</text:p>
      <text:p text:style-name="P4"><text:tab/><text:tab/>buffer[BUFF_SIZE - 1] = '\0';</text:p>
      <text:p text:style-name="P4"><text:tab/><text:tab/>for (i = 0; i &lt; width - 1; i++)</text:p>
      <text:p text:style-name="P4"><text:tab/><text:tab/><text:tab/>buffer[BUFF_SIZE - i - 2] = padd;</text:p>
      <text:p text:style-name="P4"/>
      <text:p text:style-name="P4"><text:tab/><text:tab/>if (flags &amp; F_MINUS)</text:p>
      <text:p text:style-name="P4"><text:tab/><text:tab/><text:tab/>return (write(1, &amp;buffer[0], 1) +</text:p>
      <text:p text:style-name="P4"><text:tab/><text:tab/><text:tab/><text:tab/><text:tab/>write(1, &amp;buffer[BUFF_SIZE - i - 1], width - 1));</text:p>
      <text:p text:style-name="P4"><text:tab/><text:tab/>else</text:p>
      <text:p text:style-name="P4"><text:tab/><text:tab/><text:tab/>return (write(1, &amp;buffer[BUFF_SIZE - i - 1], width - 1) +</text:p>
      <text:p text:style-name="P4"><text:tab/><text:tab/><text:tab/><text:tab/><text:tab/>write(1, &amp;buffer[0], 1));</text:p>
      <text:p text:style-name="P4"><text:tab/>}</text:p>
      <text:p text:style-name="P4"/>
      <text:p text:style-name="P4"><text:tab/>return (write(1, &amp;buffer[0], 1));</text:p>
      <text:p text:style-name="P4">}</text:p>
      <text:p text:style-name="P4"/>
      <text:p text:style-name="P4">/************************* WRITE NUMBER *************************/</text:p>
      <text:p text:style-name="P4">/**</text:p>
      <text:p text:style-name="P4"><text:s/>* write_number - Prints a string</text:p>
      <text:p text:style-name="P4"><text:s/>* @is_negative: Lista of arguments</text:p>
      <text:p text:style-name="P4"><text:s/>* @ind: char types.</text:p>
      <text:p text:style-name="P4"><text:s/>* @buffer: Buffer array to handle print</text:p>
      <text:p text:style-name="P4"><text:s/>* @flags: <text:s/>Calculates active flags</text:p>
      <text:p text:style-name="P4"><text:s/>* @width: get width.</text:p>
      <text:p text:style-name="P4"><text:s/>* @precision: precision specifier</text:p>
      <text:p text:style-name="P4"><text:s/>* @size: Size specifier</text:p>
      <text:p text:style-name="P4"><text:s/>*</text:p>
      <text:p text:style-name="P4"><text:s/>* Return: Number of chars printed.</text:p>
      <text:p text:style-name="P4"><text:s/>*/</text:p>
      <text:p text:style-name="P4">int write_number(int is_negative, int ind, char buffer[],</text:p>
      <text:p text:style-name="P4"><text:tab/>int flags, int width, int precision, int size)</text:p>
      <text:p text:style-name="P4">{</text:p>
      <text:p text:style-name="P4"><text:tab/>int length = BUFF_SIZE - ind - 1;</text:p>
      <text:p text:style-name="P4"><text:tab/>char padd = ' ', extra_ch = 0;</text:p>
      <text:p text:style-name="P4"/>
      <text:p text:style-name="P4"><text:tab/>UNUSED(size);</text:p>
      <text:p text:style-name="P4"/>
      <text:p text:style-name="P4"><text:tab/>if ((flags &amp; F_ZERO) &amp;&amp; !(flags &amp; F_MINUS))</text:p>
      <text:p text:style-name="P4"><text:tab/><text:tab/>padd = '0';</text:p>
      <text:p text:style-name="P4"><text:tab/>if (is_negative)</text:p>
      <text:p text:style-name="P4"><text:tab/><text:tab/>extra_ch = '-';</text:p>
      <text:p text:style-name="P4"><text:tab/>else if (flags &amp; F_PLUS)</text:p>
      <text:p text:style-name="P4"><text:tab/><text:tab/>extra_ch = '+';</text:p>
      <text:p text:style-name="P4"><text:tab/>else if (flags &amp; F_SPACE)</text:p>
      <text:p text:style-name="P4"><text:tab/><text:tab/>extra_ch = ' ';</text:p>
      <text:p text:style-name="P4"/>
      <text:p text:style-name="P4"><text:tab/>return (write_num(ind, buffer, flags, width, precision,</text:p>
      <text:p text:style-name="P4"><text:tab/><text:tab/>length, padd, extra_ch));</text:p>
      <text:p text:style-name="P4">}</text:p>
      <text:p text:style-name="P4"/>
      <text:p text:style-name="P4">/**</text:p>
      <text:p text:style-name="P4"><text:soft-page-break/><text:s/>* write_num - Write a number using a bufffer</text:p>
      <text:p text:style-name="P4"><text:s/>* @ind: Index at which the number starts on the buffer</text:p>
      <text:p text:style-name="P4"><text:s/>* @buffer: Buffer</text:p>
      <text:p text:style-name="P4"><text:s/>* @flags: Flags</text:p>
      <text:p text:style-name="P4"><text:s/>* @width: width</text:p>
      <text:p text:style-name="P4"><text:s/>* @prec: Precision specifier</text:p>
      <text:p text:style-name="P4"><text:s/>* @length: Number length</text:p>
      <text:p text:style-name="P4"><text:s/>* @padd: Pading char</text:p>
      <text:p text:style-name="P4"><text:s/>* @extra_c: Extra char</text:p>
      <text:p text:style-name="P4"><text:s/>*</text:p>
      <text:p text:style-name="P4"><text:s/>* Return: Number of printed chars.</text:p>
      <text:p text:style-name="P4"><text:s/>*/</text:p>
      <text:p text:style-name="P4">int write_num(int ind, char buffer[],</text:p>
      <text:p text:style-name="P4"><text:tab/>int flags, int width, int prec,</text:p>
      <text:p text:style-name="P4"><text:tab/>int length, char padd, char extra_c)</text:p>
      <text:p text:style-name="P4">{</text:p>
      <text:p text:style-name="P4"><text:tab/>int i, padd_start = 1;</text:p>
      <text:p text:style-name="P4"/>
      <text:p text:style-name="P4"><text:tab/>if (prec == 0 &amp;&amp; ind == BUFF_SIZE - 2 &amp;&amp; buffer[ind] == '0' &amp;&amp; width == 0)</text:p>
      <text:p text:style-name="P4"><text:tab/><text:tab/>return (0); /* printf(".0d", 0) <text:s/>no char is printed */</text:p>
      <text:p text:style-name="P4"><text:tab/>if (prec == 0 &amp;&amp; ind == BUFF_SIZE - 2 &amp;&amp; buffer[ind] == '0')</text:p>
      <text:p text:style-name="P4"><text:tab/><text:tab/>buffer[ind] = padd = ' '; /* width is displayed with padding ' ' */</text:p>
      <text:p text:style-name="P4"><text:tab/>if (prec &gt; 0 &amp;&amp; prec &lt; length)</text:p>
      <text:p text:style-name="P4"><text:tab/><text:tab/>padd = ' ';</text:p>
      <text:p text:style-name="P4"><text:tab/>while (prec &gt; length)</text:p>
      <text:p text:style-name="P4"><text:tab/><text:tab/>buffer[--ind] = '0', length++;</text:p>
      <text:p text:style-name="P4"><text:tab/>if (extra_c != 0)</text:p>
      <text:p text:style-name="P4"><text:tab/><text:tab/>length++;</text:p>
      <text:p text:style-name="P4"><text:tab/>if (width &gt; length)</text:p>
      <text:p text:style-name="P4"><text:tab/>{</text:p>
      <text:p text:style-name="P4"><text:tab/><text:tab/>for (i = 1; i &lt; width - length + 1; i++)</text:p>
      <text:p text:style-name="P4"><text:tab/><text:tab/><text:tab/>buffer[i] = padd;</text:p>
      <text:p text:style-name="P4"><text:tab/><text:tab/>buffer[i] = '\0';</text:p>
      <text:p text:style-name="P4"><text:tab/><text:tab/>if (flags &amp; F_MINUS &amp;&amp; padd == ' ')/* Asign extra char to left of buffer */</text:p>
      <text:p text:style-name="P4"><text:tab/><text:tab/>{</text:p>
      <text:p text:style-name="P4"><text:tab/><text:tab/><text:tab/>if (extra_c)</text:p>
      <text:p text:style-name="P4"><text:tab/><text:tab/><text:tab/><text:tab/>buffer[--ind] = extra_c;</text:p>
      <text:p text:style-name="P4"><text:tab/><text:tab/><text:tab/>return (write(1, &amp;buffer[ind], length) + write(1, &amp;buffer[1], i - 1));</text:p>
      <text:p text:style-name="P4"><text:tab/><text:tab/>}</text:p>
      <text:p text:style-name="P4"><text:tab/><text:tab/>else if (!(flags &amp; F_MINUS) &amp;&amp; padd == ' ')/* extra char to left of buff */</text:p>
      <text:p text:style-name="P4"><text:tab/><text:tab/>{</text:p>
      <text:p text:style-name="P4"><text:tab/><text:tab/><text:tab/>if (extra_c)</text:p>
      <text:p text:style-name="P4"><text:tab/><text:tab/><text:tab/><text:tab/>buffer[--ind] = extra_c;</text:p>
      <text:p text:style-name="P4"><text:tab/><text:tab/><text:tab/>return (write(1, &amp;buffer[1], i - 1) + write(1, &amp;buffer[ind], length));</text:p>
      <text:p text:style-name="P4"><text:tab/><text:tab/>}</text:p>
      <text:p text:style-name="P4"><text:tab/><text:tab/>else if (!(flags &amp; F_MINUS) &amp;&amp; padd == '0')/* extra char to left of padd */</text:p>
      <text:p text:style-name="P4"><text:tab/><text:tab/>{</text:p>
      <text:p text:style-name="P4"><text:tab/><text:tab/><text:tab/>if (extra_c)</text:p>
      <text:p text:style-name="P4"><text:tab/><text:tab/><text:tab/><text:tab/>buffer[--padd_start] = extra_c;</text:p>
      <text:p text:style-name="P4"><text:tab/><text:tab/><text:tab/>return (write(1, &amp;buffer[padd_start], i - padd_start) +</text:p>
      <text:p text:style-name="P4"><text:tab/><text:tab/><text:tab/><text:tab/>write(1, &amp;buffer[ind], length - (1 - padd_start)));</text:p>
      <text:p text:style-name="P4"><text:tab/><text:tab/>}</text:p>
      <text:p text:style-name="P4"><text:soft-page-break/><text:tab/>}</text:p>
      <text:p text:style-name="P4"><text:tab/>if (extra_c)</text:p>
      <text:p text:style-name="P4"><text:tab/><text:tab/>buffer[--ind] = extra_c;</text:p>
      <text:p text:style-name="P4"><text:tab/>return (write(1, &amp;buffer[ind], length));</text:p>
      <text:p text:style-name="P4">}</text:p>
      <text:p text:style-name="P4"/>
      <text:p text:style-name="P4">/**</text:p>
      <text:p text:style-name="P4"><text:s/>* write_unsgnd - Writes an unsigned number</text:p>
      <text:p text:style-name="P4"><text:s/>* @is_negative: Number indicating if the num is negative</text:p>
      <text:p text:style-name="P4"><text:s/>* @ind: Index at which the number starts in the buffer</text:p>
      <text:p text:style-name="P4"><text:s/>* @buffer: Array of chars</text:p>
      <text:p text:style-name="P4"><text:s/>* @flags: Flags specifiers</text:p>
      <text:p text:style-name="P4"><text:s/>* @width: Width specifier</text:p>
      <text:p text:style-name="P4"><text:s/>* @precision: Precision specifier</text:p>
      <text:p text:style-name="P4"><text:s/>* @size: Size specifier</text:p>
      <text:p text:style-name="P4"><text:s/>*</text:p>
      <text:p text:style-name="P4"><text:s/>* Return: Number of written chars.</text:p>
      <text:p text:style-name="P4"><text:s/>*/</text:p>
      <text:p text:style-name="P4">int write_unsgnd(int is_negative, int ind,</text:p>
      <text:p text:style-name="P4"><text:tab/>char buffer[],</text:p>
      <text:p text:style-name="P4"><text:tab/>int flags, int width, int precision, int size)</text:p>
      <text:p text:style-name="P4">{</text:p>
      <text:p text:style-name="P4"><text:tab/>/* The number is stored at the bufer's right and starts at position i */</text:p>
      <text:p text:style-name="P4"><text:tab/>int length = BUFF_SIZE - ind - 1, i = 0;</text:p>
      <text:p text:style-name="P4"><text:tab/>char padd = ' ';</text:p>
      <text:p text:style-name="P4"/>
      <text:p text:style-name="P4"><text:tab/>UNUSED(is_negative);</text:p>
      <text:p text:style-name="P4"><text:tab/>UNUSED(size);</text:p>
      <text:p text:style-name="P4"/>
      <text:p text:style-name="P4"><text:tab/>if (precision == 0 &amp;&amp; ind == BUFF_SIZE - 2 &amp;&amp; buffer[ind] == '0')</text:p>
      <text:p text:style-name="P4"><text:tab/><text:tab/>return (0); /* printf(".0d", 0) <text:s/>no char is printed */</text:p>
      <text:p text:style-name="P4"/>
      <text:p text:style-name="P4"><text:tab/>if (precision &gt; 0 &amp;&amp; precision &lt; length)</text:p>
      <text:p text:style-name="P4"><text:tab/><text:tab/>padd = ' ';</text:p>
      <text:p text:style-name="P4"/>
      <text:p text:style-name="P4"><text:tab/>while (precision &gt; length)</text:p>
      <text:p text:style-name="P4"><text:tab/>{</text:p>
      <text:p text:style-name="P4"><text:tab/><text:tab/>buffer[--ind] = '0';</text:p>
      <text:p text:style-name="P4"><text:tab/><text:tab/>length++;</text:p>
      <text:p text:style-name="P4"><text:tab/>}</text:p>
      <text:p text:style-name="P4"/>
      <text:p text:style-name="P4"><text:tab/>if ((flags &amp; F_ZERO) &amp;&amp; !(flags &amp; F_MINUS))</text:p>
      <text:p text:style-name="P4"><text:tab/><text:tab/>padd = '0';</text:p>
      <text:p text:style-name="P4"/>
      <text:p text:style-name="P4"><text:tab/>if (width &gt; length)</text:p>
      <text:p text:style-name="P4"><text:tab/>{</text:p>
      <text:p text:style-name="P4"><text:tab/><text:tab/>for (i = 0; i &lt; width - length; i++)</text:p>
      <text:p text:style-name="P4"><text:tab/><text:tab/><text:tab/>buffer[i] = padd;</text:p>
      <text:p text:style-name="P4"/>
      <text:p text:style-name="P4"><text:tab/><text:tab/>buffer[i] = '\0';</text:p>
      <text:p text:style-name="P4"/>
      <text:p text:style-name="P4"><text:tab/><text:tab/>if (flags &amp; F_MINUS) /* Asign extra char to left of buffer [buffer&gt;padd]*/</text:p>
      <text:p text:style-name="P4"><text:soft-page-break/><text:tab/><text:tab/>{</text:p>
      <text:p text:style-name="P4"><text:tab/><text:tab/><text:tab/>return (write(1, &amp;buffer[ind], length) + write(1, &amp;buffer[0], i));</text:p>
      <text:p text:style-name="P4"><text:tab/><text:tab/>}</text:p>
      <text:p text:style-name="P4"><text:tab/><text:tab/>else /* Asign extra char to left of padding [padd&gt;buffer]*/</text:p>
      <text:p text:style-name="P4"><text:tab/><text:tab/>{</text:p>
      <text:p text:style-name="P4"><text:tab/><text:tab/><text:tab/>return (write(1, &amp;buffer[0], i) + write(1, &amp;buffer[ind], length));</text:p>
      <text:p text:style-name="P4"><text:tab/><text:tab/>}</text:p>
      <text:p text:style-name="P4"><text:tab/>}</text:p>
      <text:p text:style-name="P4"/>
      <text:p text:style-name="P4"><text:tab/>return (write(1, &amp;buffer[ind], length));</text:p>
      <text:p text:style-name="P4">}</text:p>
      <text:p text:style-name="P4"/>
      <text:p text:style-name="P4">/**</text:p>
      <text:p text:style-name="P4"><text:s/>* write_pointer - Write a memory address</text:p>
      <text:p text:style-name="P4"><text:s/>* @buffer: Arrays of chars</text:p>
      <text:p text:style-name="P4"><text:s/>* @ind: Index at which the number starts in the buffer</text:p>
      <text:p text:style-name="P4"><text:s/>* @length: Length of number</text:p>
      <text:p text:style-name="P4"><text:s/>* @width: Width specifier</text:p>
      <text:p text:style-name="P4"><text:s/>* @flags: Flags specifier</text:p>
      <text:p text:style-name="P4"><text:s/>* @padd: Char representing the padding</text:p>
      <text:p text:style-name="P4"><text:s/>* @extra_c: Char representing extra char</text:p>
      <text:p text:style-name="P4"><text:s/>* @padd_start: Index at which padding should start</text:p>
      <text:p text:style-name="P4"><text:s/>*</text:p>
      <text:p text:style-name="P4"><text:s/>* Return: Number of written chars.</text:p>
      <text:p text:style-name="P4"><text:s/>*/</text:p>
      <text:p text:style-name="P4">int write_pointer(char buffer[], int ind, int length,</text:p>
      <text:p text:style-name="P4"><text:tab/>int width, int flags, char padd, char extra_c, int padd_start)</text:p>
      <text:p text:style-name="P4">{</text:p>
      <text:p text:style-name="P4"><text:tab/>int i;</text:p>
      <text:p text:style-name="P4"/>
      <text:p text:style-name="P4"><text:tab/>if (width &gt; length)</text:p>
      <text:p text:style-name="P4"><text:tab/>{</text:p>
      <text:p text:style-name="P4"><text:tab/><text:tab/>for (i = 3; i &lt; width - length + 3; i++)</text:p>
      <text:p text:style-name="P4"><text:tab/><text:tab/><text:tab/>buffer[i] = padd;</text:p>
      <text:p text:style-name="P4"><text:tab/><text:tab/>buffer[i] = '\0';</text:p>
      <text:p text:style-name="P4"><text:tab/><text:tab/>if (flags &amp; F_MINUS &amp;&amp; padd == ' ')/* Asign extra char to left of buffer */</text:p>
      <text:p text:style-name="P4"><text:tab/><text:tab/>{</text:p>
      <text:p text:style-name="P4"><text:tab/><text:tab/><text:tab/>buffer[--ind] = 'x';</text:p>
      <text:p text:style-name="P4"><text:tab/><text:tab/><text:tab/>buffer[--ind] = '0';</text:p>
      <text:p text:style-name="P4"><text:tab/><text:tab/><text:tab/>if (extra_c)</text:p>
      <text:p text:style-name="P4"><text:tab/><text:tab/><text:tab/><text:tab/>buffer[--ind] = extra_c;</text:p>
      <text:p text:style-name="P4"><text:tab/><text:tab/><text:tab/>return (write(1, &amp;buffer[ind], length) + write(1, &amp;buffer[3], i - 3));</text:p>
      <text:p text:style-name="P4"><text:tab/><text:tab/>}</text:p>
      <text:p text:style-name="P4"><text:tab/><text:tab/>else if (!(flags &amp; F_MINUS) &amp;&amp; padd == ' ')/* extra char to left of buffer */</text:p>
      <text:p text:style-name="P4"><text:tab/><text:tab/>{</text:p>
      <text:p text:style-name="P4"><text:tab/><text:tab/><text:tab/>buffer[--ind] = 'x';</text:p>
      <text:p text:style-name="P4"><text:tab/><text:tab/><text:tab/>buffer[--ind] = '0';</text:p>
      <text:p text:style-name="P4"><text:tab/><text:tab/><text:tab/>if (extra_c)</text:p>
      <text:p text:style-name="P4"><text:tab/><text:tab/><text:tab/><text:tab/>buffer[--ind] = extra_c;</text:p>
      <text:p text:style-name="P4"><text:tab/><text:tab/><text:tab/>return (write(1, &amp;buffer[3], i - 3) + write(1, &amp;buffer[ind], length));</text:p>
      <text:p text:style-name="P4"><text:tab/><text:tab/>}</text:p>
      <text:p text:style-name="P4"><text:tab/><text:tab/>else if (!(flags &amp; F_MINUS) &amp;&amp; padd == '0')/* extra char to left of padd */</text:p>
      <text:p text:style-name="P4"><text:soft-page-break/><text:tab/><text:tab/>{</text:p>
      <text:p text:style-name="P4"><text:tab/><text:tab/><text:tab/>if (extra_c)</text:p>
      <text:p text:style-name="P4"><text:tab/><text:tab/><text:tab/><text:tab/>buffer[--padd_start] = extra_c;</text:p>
      <text:p text:style-name="P4"><text:tab/><text:tab/><text:tab/>buffer[1] = '0';</text:p>
      <text:p text:style-name="P4"><text:tab/><text:tab/><text:tab/>buffer[2] = 'x';</text:p>
      <text:p text:style-name="P4"><text:tab/><text:tab/><text:tab/>return (write(1, &amp;buffer[padd_start], i - padd_start) +</text:p>
      <text:p text:style-name="P4"><text:tab/><text:tab/><text:tab/><text:tab/>write(1, &amp;buffer[ind], length - (1 - padd_start) - 2));</text:p>
      <text:p text:style-name="P4"><text:tab/><text:tab/>}</text:p>
      <text:p text:style-name="P4"><text:tab/>}</text:p>
      <text:p text:style-name="P4"><text:tab/>buffer[--ind] = 'x';</text:p>
      <text:p text:style-name="P4"><text:tab/>buffer[--ind] = '0';</text:p>
      <text:p text:style-name="P4"><text:tab/>if (extra_c)</text:p>
      <text:p text:style-name="P4"><text:tab/><text:tab/>buffer[--ind] = extra_c;</text:p>
      <text:p text:style-name="P4"><text:tab/>return (write(1, &amp;buffer[ind], BUFF_SIZE - ind - 1));</text:p>
      <text:p text:style-name="P4">}</text:p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26:04.346861408</meta:creation-date>
    <dc:date>2023-03-27T12:30:03.409838839</dc:date>
    <meta:editing-duration>PT3M59S</meta:editing-duration>
    <meta:editing-cycles>1</meta:editing-cycles>
    <meta:document-statistic meta:table-count="0" meta:image-count="0" meta:object-count="0" meta:page-count="30" meta:paragraph-count="1094" meta:word-count="4523" meta:character-count="27989" meta:non-whitespace-character-count="23312"/>
    <meta:generator>LibreOffice/7.3.7.2$Linux_X86_64 LibreOffice_project/30$Build-2</meta:generator>
  </office:meta>
</office:document-meta>
</file>